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a933" fo:border-left="1.5pt solid #000000" fo:border-right="none" fo:border-top="1.5pt solid #000000"/>
    </style:style>
    <style:style style:name="ce3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4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ackground-color="#00a933" fo:border-left="none" fo:border-right="none" fo:border-top="1.5pt solid #000000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ackground-color="#00a933" fo:border-left="none" fo:border-right="1.5pt solid #000000" fo:border-top="1.5pt solid #000000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_METRIC__gscv_bad_X_comparison_dump__all_except_score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good_X_array_sklearn</text:p>
          </table:table-cell>
          <table:table-cell table:style-name="ce1" office:value-type="string" calcext:value-type="string">
            <text:p>good_X_array_dask</text:p>
          </table:table-cell>
          <table:table-cell table:style-name="ce1" office:value-type="string" calcext:value-type="string">
            <text:p>good_X_array_gstcv_sklearn</text:p>
          </table:table-cell>
          <table:table-cell table:style-name="ce1" office:value-type="string" calcext:value-type="string">
            <text:p>good_X_array_gstcv_dask</text:p>
          </table:table-cell>
          <table:table-cell table:style-name="ce1" office:value-type="string" calcext:value-type="string">
            <text:p>good_X_dataframe_sklearn</text:p>
          </table:table-cell>
          <table:table-cell table:style-name="ce1" office:value-type="string" calcext:value-type="string">
            <text:p>good_X_dataframe_dask</text:p>
          </table:table-cell>
          <table:table-cell table:style-name="ce1" office:value-type="string" calcext:value-type="string">
            <text:p>good_X_dataframe_gstcv_sklearn</text:p>
          </table:table-cell>
          <table:table-cell table:style-name="ce1" office:value-type="string" calcext:value-type="string">
            <text:p>good_X_dataframe_gstcv_dask</text:p>
          </table:table-cell>
          <table:table-cell table:style-name="ce1" office:value-type="string" calcext:value-type="string">
            <text:p>bad_X_array_sklearn</text:p>
          </table:table-cell>
          <table:table-cell table:style-name="ce1" office:value-type="string" calcext:value-type="string">
            <text:p>bad_X_array_dask</text:p>
          </table:table-cell>
          <table:table-cell table:style-name="ce1" office:value-type="string" calcext:value-type="string">
            <text:p>bad_X_array_gstcv_sklearn</text:p>
          </table:table-cell>
          <table:table-cell table:style-name="ce1" office:value-type="string" calcext:value-type="string">
            <text:p>bad_X_array_gstcv_dask</text:p>
          </table:table-cell>
          <table:table-cell table:style-name="ce1" office:value-type="string" calcext:value-type="string">
            <text:p>bad_X_dataframe_sklearn</text:p>
          </table:table-cell>
          <table:table-cell table:style-name="ce1" office:value-type="string" calcext:value-type="string">
            <text:p>bad_X_dataframe_dask</text:p>
          </table:table-cell>
          <table:table-cell table:style-name="ce1" office:value-type="string" calcext:value-type="string">
            <text:p>bad_X_dataframe_gstcv_sklearn</text:p>
          </table:table-cell>
          <table:table-cell table:style-name="ce1" office:value-type="string" calcext:value-type="string">
            <text:p>bad_X_dataframe_gstcv_dask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n_features_in_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n_features_in_'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n_features_in_'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n_features_in_'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'GridSearchCV' object has no attribute 'n_features_in_'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ature_names_in_</text:p>
          </table:table-cell>
          <table:table-cell table:style-name="ce3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3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style-name="ce3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3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sses_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cision_function</text:p>
          </table:table-cell>
          <table:table-cell table:style-name="ce3" office:value-type="string" calcext:value-type="string">
            <text:p>[-1.23470465e+00 -2.18944887e-01 -2.11910324e+00  1.62137849e+00</text:p>
            <text:p> -1.07440759e+00  2.73036267e-01 -1.72007181e+00  1.99902827e+00</text:p>
            <text:p>  1.37722620e+00 -1.07385723e+00  1.81491771e+00 -3.37653276e-01</text:p>
            <text:p>  2.95830369e+00  1.03660225e+00 -1.14476098e-01  2.09021849e+00</text:p>
            <text:p> -4.28860771e+00 -3.14565950e+00  2.59302633e+00  7.26528023e-01</text:p>
            <text:p>  1.61190942e+00 -3.89318133e+00 -1.25537403e+00 -2.47773202e+00</text:p>
            <text:p>  3.03656222e+00  1.08101195e+00 -2.44299644e+00  7.32682295e-01</text:p>
            <text:p>  1.03641508e+00 -2.54015437e+00 -1.70075946e+00  1.63885719e+00</text:p>
            <text:p> -1.03799004e+00  1.73606030e+00 -1.92990952e+00 -6.35818035e-01</text:p>
            <text:p>  2.76271406e+00  1.02149498e+00  1.48488086e+00  1.93838744e+00</text:p>
            <text:p> -3.53956666e-01  2.71544054e+00 -7.23424939e-01 -1.81812545e+00</text:p>
            <text:p> -4.44999266e-01 -3.41855610e+00 -1.87521017e+00 -2.27791083e+00</text:p>
            <text:p> -2.98123377e+00 -2.84759844e+00 -7.88448452e-01 -2.30464826e+00</text:p>
            <text:p> -2.91446190e+00 -1.89646101e+00 -1.31453802e+00  1.40833790e+00</text:p>
            <text:p>  7.42561504e-01 -1.13160741e+00 -3.56813997e+00 -2.04328882e+00</text:p>
            <text:p>  4.24892869e+00 -2.71113337e+00 -9.81098282e-01 -1.53672437e-01</text:p>
            <text:p>  3.85673248e-01 -1.54728642e+00 -8.02139045e-01 -3.74565179e+00</text:p>
            <text:p> -3.09834883e+00  1.90357405e+00  1.13755082e+00 -3.50836418e+00</text:p>
            <text:p> -4.05412856e-01 -1.11863140e+00 -1.15263302e+00  2.02755980e+00</text:p>
            <text:p> -4.49295705e+00 -2.77620750e-01 -1.35641179e+00 -2.67808329e+00</text:p>
            <text:p>  2.61211019e+00 -3.73492638e-01 -2.06712998e+00 -2.99442832e+00</text:p>
            <text:p>  1.58629396e+00 -3.19119676e+00 -2.62931338e+00 -7.88406022e-01</text:p>
            <text:p> -3.90457815e+00  3.97646985e-01  9.32854018e-01 -1.06640943e+00</text:p>
            <text:p> -6.52599336e-01  1.50980519e+00 -5.00930992e-01 -4.48072592e-01</text:p>
            <text:p> -1.70611460e+00  1.34058678e+00  4.26818310e-01  9.10484148e-01</text:p>
            <text:p> -3.41546237e+00  3.38617328e+00  1.47152677e+00 -1.08164762e+00</text:p>
            <text:p>  3.17367607e+00 -1.63271753e+00 -4.11496511e-01  4.02972339e-01</text:p>
            <text:p>  6.66032691e-01 -1.90289412e+00 -1.55144521e+00  2.58451068e-02</text:p>
            <text:p>  5.32779414e+00  9.60243023e-01  2.18197955e+00  1.17020809e+00</text:p>
            <text:p>  2.16302033e+00 -1.40661382e+00  1.67094279e+00  1.01524002e+00</text:p>
            <text:p> -2.53147554e+00 -3.57525205e+00 -1.04766250e+00  8.32759053e-02</text:p>
            <text:p>  2.31673153e+00 -5.71634337e-01  1.82345988e+00  1.51305920e+00</text:p>
            <text:p>  1.01035693e+00  3.84377940e+00 -4.85048916e+00 -2.10209076e+00</text:p>
            <text:p>  1.02575718e+00 -1.94849513e+00 -2.26401954e+00 -2.25048994e+00</text:p>
            <text:p>  9.16900161e-01  8.76328215e-02  2.24967263e+00  3.12315642e+00</text:p>
            <text:p> -5.30035452e+00  3.38260075e+00  2.98523503e+00  2.35561287e+00</text:p>
            <text:p> -1.98274839e+00 -2.02441373e+00  3.47777233e-01  3.08522252e+00</text:p>
            <text:p> -4.24269053e+00 -1.17174895e+00  2.01615398e+00  6.01465459e-01</text:p>
            <text:p>  2.42608901e-01 -5.39206383e-01 -5.79203045e+00 -1.32299297e+00</text:p>
            <text:p>  3.54791348e+00 -2.52414535e+00  2.26419572e+00 -2.49941454e+00</text:p>
            <text:p> -1.62286677e+00 -9.08119897e-01  3.53870983e-01 -1.41717415e+00</text:p>
            <text:p> -4.20728247e+00  2.26215318e+00 -3.03610594e+00  3.20558519e+00</text:p>
            <text:p>  2.66902807e+00 -4.93926261e-01  2.51990474e-01 -2.23713568e+00</text:p>
            <text:p>  1.67759528e+00  2.36622600e+00 -1.57908065e+00  3.10903612e+00</text:p>
            <text:p> -2.91654203e-01 -2.11917703e+00  1.32451567e-01 -1.31875359e+00</text:p>
            <text:p> -1.76061094e+00  1.94155645e+00 -2.63769608e+00  2.63865599e+00</text:p>
            <text:p>  1.81487521e+00  1.23410744e+00 -2.22261915e+00 -1.62416060e-04</text:p>
            <text:p> -3.26115093e-01  3.01532087e+00  7.43919498e-01  1.27361684e+00</text:p>
            <text:p> -1.05396064e+00 -1.85058168e+00  2.14950237e-02  1.77925120e+00</text:p>
            <text:p> -2.28950265e+00 -8.83041418e-01  1.80746089e+00  5.04972263e+00</text:p>
            <text:p>  2.79148907e+00 -3.47066778e-01 -3.92692696e-01 -1.74666166e+00</text:p>
            <text:p> -8.12189929e-01  1.94375775e+00  4.39058838e-01 -6.07348833e-01</text:p>
            <text:p>  2.99831695e-01 -2.08502643e+00  8.23120051e-01 -3.65174807e+00</text:p>
            <text:p>  3.95901761e+00 -2.30006466e+00  2.90453839e+00  9.82525291e-01</text:p>
            <text:p>  1.49371134e+00  6.14552918e-01 -2.54958129e+00  9.89481783e-01</text:p>
            <text:p>  2.68391029e+00 -3.55098360e+00  1.97778189e+00  3.10916297e+00</text:p>
            <text:p>  1.01055504e+00 -4.04091043e+00 -4.57032222e-01  5.31831985e-01</text:p>
            <text:p> -1.99481986e+00  9.06472074e-01 -1.44988563e+00 -5.84084095e-01</text:p>
            <text:p>  2.26223295e+00 -1.35322680e+00  1.18364661e+00  1.18032675e+00</text:p>
            <text:p>  2.78823225e+00 -3.21178151e+00 -8.09396820e-01  6.37951081e-01</text:p>
            <text:p>  1.38243650e+00 -1.04123263e+00  5.62797167e-04 -6.24569966e-01</text:p>
            <text:p>  4.62760289e+00 -1.29737249e-01 -8.57663640e-01  2.63607519e+00</text:p>
            <text:p>  1.54707180e+00 -2.50873514e+00  6.50849666e-02 -1.97044862e+00</text:p>
            <text:p>  1.38468765e+00  1.49418140e+00  9.24323396e-02 -1.14653326e+00</text:p>
            <text:p>  1.40788582e+00 -1.95688112e+00 -1.62233479e+00  1.51981819e+00</text:p>
            <text:p> -1.68516395e+00 -5.92051444e-02  7.44765164e-01  1.22482575e+00</text:p>
            <text:p>  9.64101743e-01 -1.41918544e+00 -5.17982980e-01 -1.16126922e+00</text:p>
            <text:p> -1.28127570e+00  6.32343270e-01 -1.60319147e-01  2.62096733e+00</text:p>
            <text:p> -1.85863280e+00 -8.74923070e-01  1.16591169e+00  1.43087616e+00</text:p>
            <text:p> -1.74054630e+00  3.31341696e+00  8.53589708e-01  9.10472437e-01</text:p>
            <text:p>  3.84202687e+00 -2.23352945e+00  3.20282169e+00 -5.46943694e-01</text:p>
            <text:p>  1.27295452e+00 -2.60222657e+00 -2.58633864e+00  7.45227228e-01</text:p>
            <text:p> -3.35205012e+00  1.78506058e+00  2.74546820e+00 -1.13506176e+00</text:p>
            <text:p> -1.88226489e-01 -8.51317807e-01 -8.45421095e-01  1.03201273e+00</text:p>
            <text:p> -1.10101580e+00  2.04301509e+00  1.18170213e+00 -1.37110498e+00</text:p>
            <text:p>  1.46215648e+00 -1.13067373e+00 -4.46767401e-01  3.20924081e+00</text:p>
            <text:p> -3.95659285e+00  1.51695381e+00 -9.12449706e-01 -2.90040522e+00</text:p>
            <text:p>  6.35248923e-01  3.20734432e-01 -1.30149834e+00  2.00482073e+00</text:p>
            <text:p> -5.18861995e-01 -8.71374173e-01  1.57491470e+00 -2.36343872e+00</text:p>
            <text:p> -1.27021783e+00  6.56040520e-01 -2.84762854e+00  2.10196962e+00</text:p>
            <text:p> -4.18651888e+00  1.06328000e+00 -5.83433666e-01 -3.28994535e+00</text:p>
            <text:p>  1.06563193e-01 -2.71938047e-01 -8.45751151e-01 -2.49818723e-01</text:p>
            <text:p> -1.46392465e+00 -4.15607843e+00 -1.77880169e+00  3.78008408e-01</text:p>
            <text:p>  1.68866576e+00  1.62316063e+00  1.32066344e+00  1.34772082e+00</text:p>
            <text:p>  2.12123069e+00  2.50374174e-01  8.22713069e-03  1.96098953e+00</text:p>
            <text:p>  1.99436387e+00  1.64104302e+00 -4.80345033e-01 -4.65583187e-01</text:p>
            <text:p>  1.27792153e+00 -1.38752414e+00 -1.63762255e+00 -3.48689102e+00</text:p>
            <text:p>  1.59979547e-01  1.57779437e+00  9.84008235e-01  4.31940695e+00</text:p>
            <text:p>  7.37088304e-01  2.35582041e+00 -2.05736255e+00  1.72886570e+00</text:p>
            <text:p> -1.66961305e+00 -1.39217714e+00  1.22537217e-01 -2.72666228e+00</text:p>
            <text:p> -2.72224223e+00  2.07225746e+00  3.04813215e-01  1.12177475e+00</text:p>
            <text:p> -2.29345921e+00 -2.32220841e+00 -1.05237013e+00 -4.13836102e-01</text:p>
            <text:p> -1.31726545e+00 -1.67624711e+00  2.64519739e+00 -6.31521232e-01</text:p>
            <text:p> -6.35586440e-01 -2.88607697e+00  1.06638630e+00 -1.79865730e+00</text:p>
            <text:p>  1.43258290e+00 -2.02506528e+00 -1.76512879e-01  3.04030914e-01</text:p>
            <text:p> -2.04678502e+00 -1.14817936e+00 -2.81022356e+00 -1.00357018e+00</text:p>
            <text:p> -1.54626297e+00 -5.96452820e-01 -1.95073703e+00  2.01331946e+00</text:p>
            <text:p> -2.30470878e+00  3.69651198e+00  1.18418080e+00  7.88869039e-01</text:p>
            <text:p>  1.44028533e+00  2.88678491e+00  1.10520745e+00 -6.81306622e-01</text:p>
            <text:p>  1.58748103e+00  6.03431661e-01 -2.09890803e-01  6.71363042e-02</text:p>
            <text:p> -3.71307458e+00  1.89448833e+00 -7.63301045e-01 -2.05537541e+00</text:p>
            <text:p> -1.81649201e+00 -1.19458907e+00 -1.46256456e+00  2.29393073e+00</text:p>
            <text:p>  2.01748108e+00 -2.48092664e+00  1.61265205e+00  2.24225952e+00</text:p>
            <text:p> -4.16151429e+00 -1.54327228e+00 -3.11163404e+00  1.37636936e+00</text:p>
            <text:p>  1.05218434e+00  4.81146106e-01 -4.79820923e-01 -1.10662570e+00</text:p>
            <text:p> -1.01221441e+00 -1.01692315e+00 -1.07205578e-02 -2.62426677e+00</text:p>
            <text:p> -1.08401639e+00 -4.27170683e+00 -2.87193271e+00  2.53611946e+00</text:p>
            <text:p>  9.61294075e-01 -1.06040527e+00 -1.55146366e+00  2.41832244e+00</text:p>
            <text:p>  1.02762070e+00 -1.21132179e-01  2.21450970e+00  2.15012284e+00</text:p>
            <text:p>  1.15228530e+00  1.35606735e+00 -2.17157234e+00 -2.24498339e+00</text:p>
            <text:p>  2.92919306e+00  1.28286999e+00  2.10079900e+00 -8.79839483e-01</text:p>
            <text:p>  2.07761290e+00  1.49955283e+00  5.46532641e-01  1.12048771e+00</text:p>
            <text:p> -1.80125475e+00 -3.64550093e+00 -2.69548402e+00 -2.83822485e-01</text:p>
            <text:p> -3.97770808e-01 -1.45610797e+00 -1.28128138e+00  1.16822980e+00</text:p>
            <text:p>  3.25308957e-01  1.75455638e+00 -2.72251791e-01 -1.48952540e+00</text:p>
            <text:p>  3.24384321e-02 -2.20663746e+00 -3.10986375e+00  2.25750477e+00</text:p>
            <text:p>  7.87942301e-01 -4.15356985e+00  3.83216635e-01 -7.89703736e-01</text:p>
            <text:p>  1.78037648e+00 -3.04531751e+00  2.44137607e+00 -2.01235401e+00</text:p>
            <text:p>  1.24674379e+00 -1.59248393e+00  9.16923877e-01  2.21518315e+00</text:p>
            <text:p> -9.37362548e-01 -2.23351545e+00  6.07124387e-03 -1.14474678e+00</text:p>
            <text:p> -9.19396311e-02  1.79996740e+00 -5.28557730e-01  1.33896119e+00</text:p>
            <text:p> -3.54409359e+00 -1.48943914e+00  8.44844264e-01 -3.97075461e-01</text:p>
            <text:p>  1.31684789e+00 -1.98917077e+00 -7.28339658e-01 -1.44338217e+00</text:p>
            <text:p>  3.82305393e-01 -1.61373948e+00 -7.93469572e-01  9.79706074e-01</text:p>
            <text:p> -1.00002420e+00  1.87318538e+00 -7.53447079e-02  3.89418181e+00</text:p>
            <text:p> -1.07390003e+00  2.91621530e-01  2.76641502e+00 -1.38060663e+00</text:p>
            <text:p> -6.60992125e-01 -7.62810469e-01  1.37518910e+00  3.98817728e+00</text:p>
            <text:p>  2.90028299e+00  4.45474460e-01  8.58573912e-01 -1.90908079e+00</text:p>
            <text:p> -1.02770886e+00 -7.31157647e-01 -6.64491120e-01 -1.08045121e+00</text:p>
            <text:p> -4.41166389e+00  1.35988132e+00 -2.55825146e+00  1.54338386e-01</text:p>
            <text:p>  3.69763320e+00  5.21156964e-01  3.11586191e+00  4.96634335e-02</text:p>
            <text:p>  2.90983791e+00  1.90140733e+00  3.10110037e+00 -2.41214092e+00</text:p>
            <text:p>  6.74691019e-01  5.21761487e-02  6.05000094e-01  1.67904201e+00</text:p>
            <text:p> -1.00283795e+00 -1.43495674e+00 -1.69182873e+00  1.52760778e+00</text:p>
            <text:p>  2.52508892e+00  2.02923259e-01 -2.30371993e-01 -6.60320797e-01</text:p>
            <text:p> -2.29040527e+00 -1.97267326e-01  3.61321470e+00 -1.36637759e+00</text:p>
            <text:p> -2.93037303e+00 -1.70860708e+00 -8.00148259e-01 -2.87009629e-01</text:p>
            <text:p> -2.51972028e+00  1.50787882e+00 -2.30514422e+00 -1.50621389e+00</text:p>
            <text:p> -5.27763499e-01 -1.88876654e+00 -1.11298827e+00 -1.88168146e+00</text:p>
            <text:p>  5.29110881e-01 -4.53016560e+00 -2.16037961e+00 -1.25944586e+00</text:p>
            <text:p> -4.01566089e-01 -1.57993331e-01  9.40403701e-01  2.14735971e+00</text:p>
            <text:p> -2.60262618e+00  4.84453589e+00 -3.92711105e+00 -3.74066702e+00</text:p>
            <text:p> -3.36020449e+00 -2.45500255e-02 -1.67850582e+00 -3.21520782e+00</text:p>
            <text:p>  2.88688450e-01 -1.66445388e+00  1.57849565e+00  4.52248680e+00</text:p>
            <text:p>  1.49631396e+00  2.47536405e+00  3.00639417e+00 -1.57101266e+00</text:p>
            <text:p> -7.39719212e-02 -9.06123999e-01  3.19750967e-01 -3.99368570e+00</text:p>
            <text:p> -2.22769970e+00 -2.68292885e+00  3.82018399e-01 -1.76014792e+00</text:p>
            <text:p> -1.36304380e+00 -3.02224299e+00 -6.33871742e-02 -1.60286122e+00</text:p>
            <text:p>  4.92047153e-01 -2.39527034e+00  5.33269618e-01 -3.81689740e+00</text:p>
            <text:p> -1.34291870e+00  1.92737839e+00 -3.04944060e+00 -1.98934785e+00</text:p>
            <text:p> -1.23177683e+00  3.03916949e+00  2.35142309e+00  7.32130090e-01</text:p>
            <text:p> -2.86238589e+00  1.70215803e+00 -6.76713434e-01  4.58992796e-01</text:p>
            <text:p>  2.09685280e+00  1.00370544e+00  3.71854921e+00 -1.73595804e+00</text:p>
            <text:p> -3.62045769e-01  2.52178578e-01 -9.74619382e-01 -2.73058375e+00</text:p>
            <text:p>  5.81059886e-01  2.57999218e+00 -1.02660962e+00  3.10310309e+00</text:p>
            <text:p> -1.64960008e+00 -5.45563560e-02 -3.05447214e+00 -1.79537942e+00</text:p>
            <text:p> -8.64345601e-01  1.23798829e+00  7.31119427e-01 -1.66558582e+00</text:p>
            <text:p>  1.49083931e+00 -2.99999347e+00 -8.25287373e-01  3.72497854e+00</text:p>
            <text:p>  6.42149501e-01  6.91989430e-01  9.22190314e-01  5.19906839e+00</text:p>
            <text:p> -1.48585865e+00 -2.49374951e+00  3.32107494e+00 -4.24700097e-01</text:p>
            <text:p>  2.07674730e+00  1.38752203e+00 -1.60790202e+00  2.49840807e+00</text:p>
            <text:p>  2.91061263e-01  4.87754778e+00 -4.93357696e+00 -3.63553377e+00</text:p>
            <text:p>  2.92509435e+00  2.71358823e+00 -5.77033984e-01  3.68236946e+00</text:p>
            <text:p>  1.15295578e+00 -1.09700024e+00  2.49416984e+00 -1.49903276e+00</text:p>
            <text:p> -7.75487411e-01 -1.77717054e+00 -1.09941409e+00  9.40035424e-01</text:p>
            <text:p>  1.45427002e-01 -4.95773676e+00 -1.40591850e+00 -3.50864865e+00</text:p>
            <text:p>  4.58575093e+00 -9.64978856e-01  8.62752441e-01 -3.20092001e-01</text:p>
            <text:p>  1.07772747e+00  2.83198595e+00  4.21140975e+00 -2.62102163e+00</text:p>
            <text:p> -2.01166221e+00 -4.39358832e+00 -2.78304699e+00 -5.69066237e+00</text:p>
            <text:p> -1.96521149e+00  2.23005115e+00  8.69086619e-01 -1.27651872e+00</text:p>
            <text:p>  1.17101929e+00  2.66474979e+00  6.64933059e-01  1.48268283e+00</text:p>
            <text:p>  2.20296702e+00 -2.44171317e+00  4.00203165e-01 -2.47396031e+00</text:p>
            <text:p> -2.72526087e-01 -7.32469471e-01 -1.55803394e+00 -3.86595948e-01</text:p>
            <text:p>  8.85010786e-01 -5.85014426e-01  2.24666117e-01 -3.86367102e+00</text:p>
            <text:p>  7.26807822e-02 -1.60018106e+00  1.05471630e+00 -1.09363154e+00</text:p>
            <text:p> -4.39644191e-01 -2.72138904e+00 -1.16636713e+00 -2.59655261e-01</text:p>
            <text:p>  1.93425681e+00  4.48437654e+00  4.18433355e+00  7.84976552e-01</text:p>
            <text:p> -8.48264447e-02 -1.47495374e+00 -5.05277746e-01 -8.80395064e-01</text:p>
            <text:p>  2.98560392e+00 -7.71175798e-01  2.38814494e+00 -3.44040327e+00</text:p>
            <text:p>  5.16609268e-01  1.08453340e+00 -1.10042628e+00 -6.50039991e-01</text:p>
            <text:p>  2.87669286e+00  2.03180961e+00 -3.16715631e+00 -4.96558836e+00</text:p>
            <text:p> -2.19254990e+00  3.44905563e-02 -5.65466152e+00  9.30376472e-01</text:p>
            <text:p>  4.80887205e-01 -2.15522200e+00 -1.14647946e+00  9.75014454e-01</text:p>
            <text:p>  2.95989068e+00  1.84533665e+00  2.76099672e+00  1.40002017e+00</text:p>
            <text:p>  1.40825317e+00 -7.50101608e-01 -1.94271485e+00  3.22337469e+00</text:p>
            <text:p> -1.02069278e+00  1.35593597e+00  2.22060452e+00  1.25035080e+00</text:p>
            <text:p> -2.50361960e+00 -2.65094168e+00  1.57208996e-01  7.17595646e-01</text:p>
            <text:p> -2.19459436e+00 -6.48534551e-02 -1.54852786e+00  9.72047466e-01</text:p>
            <text:p>  1.90242373e+00 -1.71817939e+00 -1.61818815e+00 -3.48118486e+00</text:p>
            <text:p> -5.25826117e-01 -2.62195486e+00 -3.45894437e+00 -7.87643963e-01</text:p>
            <text:p> -2.39730983e+00  3.68134820e-01  2.17652023e+00 -2.11199464e+00</text:p>
            <text:p>  2.08570885e-01  1.96627498e+00  2.20284148e+00  3.59330756e+00</text:p>
            <text:p> -2.03741559e+00 -3.40167762e+00 -1.51306687e-01 -8.13770569e-02</text:p>
            <text:p>  1.64070730e+00  2.08358115e+00  3.98410284e+00 -4.39457083e-01</text:p>
            <text:p>  2.96130728e+00 -2.88086262e+00  2.16591520e+00 -3.73065074e+00</text:p>
            <text:p> -2.54584469e+00  2.03375909e-01 -2.43875151e-01  2.22870360e-01</text:p>
            <text:p> -2.26470549e+00  3.57389094e-01 -6.72962514e-01 -1.40522166e+00</text:p>
            <text:p>  4.51139092e-01 -7.38242541e-01  3.26134381e+00  3.71500083e-01</text:p>
            <text:p>  1.81223204e+00 -1.95595896e+00 -9.72429517e-01  1.02929494e+00</text:p>
            <text:p> -2.00822672e+00  2.99164828e+00 -2.40636180e+00 -1.48775819e+00</text:p>
            <text:p> -5.90120295e+00 -3.64108960e-01  8.73578959e-01  9.16576350e-01</text:p>
            <text:p> -1.56593086e+00 -2.13557121e+00 -2.47484369e+00 -1.22627901e+00</text:p>
            <text:p>  1.39010130e+00 -1.66542716e+00  1.01220220e+00 -1.28785557e+00</text:p>
            <text:p> -5.82292082e-01  1.69483777e-01  1.39866866e+00  2.62283866e+00</text:p>
            <text:p> -9.50652207e-01 -1.38541313e+00  1.56826264e-01 -2.78086635e+00</text:p>
            <text:p> -3.84661258e+00  5.63467502e-01 -1.54066537e+00 -1.00888968e+00</text:p>
            <text:p>  9.78652821e-01 -6.00527509e+00 -2.54978845e+00  8.46488996e-01</text:p>
            <text:p> -1.99979858e+00 -1.96659373e-01 -2.63885765e+00 -2.00011189e+00</text:p>
            <text:p> -1.36616367e+00 -2.18913649e+00  7.99753502e-01  5.01344371e-01</text:p>
            <text:p>  1.88771374e+00 -2.00109225e+00 -2.42805575e+00 -2.64729474e+00</text:p>
            <text:p>  1.15936823e+00  6.49385289e-01  3.00341190e+00  1.58114452e+00</text:p>
            <text:p>  2.15970377e+00 -5.89830773e-01 -1.14075275e+00  2.42465718e-01</text:p>
            <text:p> -2.08128016e+00  4.50856730e+00  5.64072416e-01 -1.43746651e+00</text:p>
            <text:p>  1.79336178e+00  2.76656902e+00 -6.52418794e-01 -7.53676534e-01</text:p>
            <text:p>  5.04616710e-01  3.07102696e+00 -3.13943858e+00 -7.73597832e-01</text:p>
            <text:p>  9.66958186e-01 -1.07292628e+00 -3.69672235e+00 -5.34415837e-01</text:p>
            <text:p>  2.37585936e+00  6.55013443e-01 -1.55324723e+00  9.76701683e-01</text:p>
            <text:p>  1.62316695e+00  3.12197862e+00 -2.45126337e+00 -1.79309554e+00</text:p>
            <text:p> -5.15692264e-01  2.64737222e-01  1.90966310e+00  2.54220530e+00</text:p>
            <text:p> -3.66148095e+00  3.71389798e+00 -2.75059666e+00 -6.30521388e-01</text:p>
            <text:p>  3.33709903e+00 -1.41536470e+00 -2.49758344e+00  3.40789131e+00</text:p>
            <text:p>  2.13121380e+00  2.35291104e+00  1.72986337e+00  2.88597710e+00</text:p>
            <text:p>  5.28352019e-01 -1.39370475e+00  6.37278575e-01  7.39602401e-01</text:p>
            <text:p>  1.04580620e+00  1.66014960e+00 -4.16793152e+00 -2.94365901e-01</text:p>
            <text:p> -3.67118953e+00  3.11076732e-01 -4.09978078e+00  3.26402937e+00</text:p>
            <text:p>  6.10589516e-01  3.83126959e-01  2.06535963e+00  4.50009259e-01</text:p>
            <text:p>  4.81093176e+00  1.72964681e+00 -1.77893230e+00  1.35358292e+00</text:p>
            <text:p> -3.16073893e+00  1.07024420e+00 -2.54785619e+00  2.06707302e+00</text:p>
            <text:p>  2.73701942e-01 -1.59134881e+00 -1.74866071e-05  5.86290597e-01</text:p>
            <text:p> -1.51845034e+00 -1.69936286e+00  1.35615968e+00 -9.95132525e-01</text:p>
            <text:p>  2.79249040e+00 -6.81245909e-01 -2.94090287e+00 -2.22873891e+00</text:p>
            <text:p> -4.50291628e+00  3.74847340e-01  5.85305443e-01 -1.16033256e+00</text:p>
            <text:p> -1.87066886e+00 -7.47631433e-01  2.00774150e+00  2.90496158e+00</text:p>
            <text:p> -2.09927176e+00  2.53103408e+00 -2.81230215e+00  9.73694526e-02</text:p>
            <text:p> -4.02381444e+00  3.14412114e-01  2.71888641e+00 -1.78309888e+00</text:p>
            <text:p> -6.70890753e-01  1.20909964e+00 -4.00055498e+00 -2.05916404e+00</text:p>
            <text:p>  3.17695343e-01  2.99445617e+00  7.68249148e-01  2.21688132e+00</text:p>
            <text:p>  3.74052245e+00  3.06940000e-02 -2.58967596e+00 -6.72527459e-01</text:p>
            <text:p>  2.96823588e-01  7.71706563e-01 -2.74865209e+00 -1.88796032e-01</text:p>
            <text:p> -8.86164210e-01 -3.06528992e+00  1.72498581e+00 -1.15176322e+00</text:p>
            <text:p>  2.46328921e+00  1.78146575e+00 -8.91911587e-01  1.10439000e+00</text:p>
            <text:p>  2.75569105e-01 -1.83310214e+00 -1.20048568e+00  8.26784484e-01</text:p>
            <text:p>  3.76025731e+00  8.49064306e-01  2.18369128e-01 -5.24885456e-01</text:p>
            <text:p>  1.07042065e+00 -1.39750749e+00 -1.55057644e+00 -2.47882801e+00</text:p>
            <text:p>  1.83005825e+00  2.84416251e+00 -1.33141033e+00  7.45753671e-01</text:p>
            <text:p> -2.82176594e+00  5.18349481e-01 -1.36381970e+00 -1.95672042e+00</text:p>
            <text:p>  1.14634915e+00  2.20452128e+00 -1.47543489e+00 -1.16889714e+00</text:p>
            <text:p> -2.74973184e+00 -2.10412164e+00  1.13161569e-01  9.29366362e-01</text:p>
            <text:p> -1.50007103e+00 -2.55156048e+00  6.16220794e-01 -9.54524390e-01</text:p>
            <text:p>  4.15072741e-01 -3.35312570e+00  2.68754799e+00 -2.45946586e-01]</text:p>
          </table:table-cell>
          <table:table-cell table:style-name="ce6" office:value-type="string" calcext:value-type="string">
            <text:p>dask.array&lt;sum-aggregate, shape=(1000,), dtype=float64, chunksize=(1000,), chunktype=numpy.ndarray&gt;</text:p>
          </table:table-cell>
          <table:table-cell table:style-name="ce6" office:value-type="string" calcext:value-type="string">
            <text:p>[-1.24529223e+00 -2.17071747e-01 -2.29026486e+00  1.77874033e+00</text:p>
            <text:p> -1.19503083e+00  3.38847598e-01 -1.82883455e+00  2.17554284e+00</text:p>
            <text:p>  1.45837379e+00 -1.14894801e+00  2.00917841e+00 -3.59508605e-01</text:p>
            <text:p>  3.12340073e+00  1.14498112e+00 -1.51717475e-01  2.28423093e+00</text:p>
            <text:p> -4.53997511e+00 -3.39513339e+00  2.82409761e+00  7.48431551e-01</text:p>
            <text:p>  1.73540355e+00 -4.18208206e+00 -1.39056253e+00 -2.70653669e+00</text:p>
            <text:p>  3.24402904e+00  1.10629675e+00 -2.65907204e+00  7.75833472e-01</text:p>
            <text:p>  1.16757859e+00 -2.69961576e+00 -1.83708055e+00  1.75684421e+00</text:p>
            <text:p> -1.16733286e+00  1.86335667e+00 -2.07679903e+00 -7.09438058e-01</text:p>
            <text:p>  2.96612124e+00  1.09309378e+00  1.51979256e+00  2.09322942e+00</text:p>
            <text:p> -3.24530185e-01  2.96106202e+00 -7.77240879e-01 -1.95588976e+00</text:p>
            <text:p> -4.51643798e-01 -3.68383617e+00 -1.97731085e+00 -2.43738740e+00</text:p>
            <text:p> -3.17298287e+00 -3.07963905e+00 -7.96182128e-01 -2.44024645e+00</text:p>
            <text:p> -3.12788042e+00 -2.00649949e+00 -1.45223418e+00  1.53010463e+00</text:p>
            <text:p>  8.81502420e-01 -1.14905811e+00 -3.88342521e+00 -2.18382475e+00</text:p>
            <text:p>  4.58919763e+00 -2.91094186e+00 -1.03594992e+00 -1.42493578e-01</text:p>
            <text:p>  3.72804219e-01 -1.60054787e+00 -7.36204177e-01 -4.01705202e+00</text:p>
            <text:p> -3.29497314e+00  2.04626042e+00  1.24658211e+00 -3.73291628e+00</text:p>
            <text:p> -4.26341976e-01 -1.18633861e+00 -1.24534284e+00  2.16418212e+00</text:p>
            <text:p> -4.82697106e+00 -3.82365781e-01 -1.36291665e+00 -2.90940487e+00</text:p>
            <text:p>  2.83456512e+00 -4.49001778e-01 -2.22386932e+00 -3.26301702e+00</text:p>
            <text:p>  1.73623254e+00 -3.43886102e+00 -2.82246388e+00 -9.09800772e-01</text:p>
            <text:p> -4.10563537e+00  4.31320797e-01  1.06460415e+00 -1.14831285e+00</text:p>
            <text:p> -7.04680715e-01  1.65214819e+00 -4.44291600e-01 -5.15759715e-01</text:p>
            <text:p> -1.82562777e+00  1.45551897e+00  4.95430472e-01  9.47613122e-01</text:p>
            <text:p> -3.62981613e+00  3.68760547e+00  1.59535228e+00 -1.16532860e+00</text:p>
            <text:p>  3.41239992e+00 -1.79878009e+00 -4.45516897e-01  4.00050688e-01</text:p>
            <text:p>  7.47035583e-01 -2.04079559e+00 -1.69319995e+00  5.74758288e-02</text:p>
            <text:p>  5.69305344e+00  1.01351673e+00  2.34562700e+00  1.29738887e+00</text:p>
            <text:p>  2.32712889e+00 -1.56627767e+00  1.80640585e+00  1.09179709e+00</text:p>
            <text:p> -2.68670192e+00 -3.75332369e+00 -1.11703857e+00  1.15381749e-01</text:p>
            <text:p>  2.47097846e+00 -5.95446111e-01  1.96004378e+00  1.60920675e+00</text:p>
            <text:p>  1.14965100e+00  4.12024496e+00 -5.13640618e+00 -2.27403568e+00</text:p>
            <text:p>  1.10489863e+00 -2.06546965e+00 -2.40075083e+00 -2.43851802e+00</text:p>
            <text:p>  9.66682031e-01  1.44522704e-01  2.38770185e+00  3.31776784e+00</text:p>
            <text:p> -5.66793068e+00  3.57941682e+00  3.13670139e+00  2.50857649e+00</text:p>
            <text:p> -2.11313842e+00 -2.11661721e+00  3.43850953e-01  3.30287622e+00</text:p>
            <text:p> -4.53593587e+00 -1.25281048e+00  2.17101838e+00  6.17388367e-01</text:p>
            <text:p>  2.57585960e-01 -4.92962457e-01 -6.25038606e+00 -1.41454759e+00</text:p>
            <text:p>  3.87548517e+00 -2.75006818e+00  2.42212281e+00 -2.69364512e+00</text:p>
            <text:p> -1.76566910e+00 -1.00800463e+00  3.58753987e-01 -1.56023625e+00</text:p>
            <text:p> -4.45326722e+00  2.42983987e+00 -3.23893696e+00  3.44941479e+00</text:p>
            <text:p>  2.84981403e+00 -4.55154132e-01  2.87401185e-01 -2.42869621e+00</text:p>
            <text:p>  1.77983268e+00  2.52466960e+00 -1.63963466e+00  3.31799461e+00</text:p>
            <text:p> -3.29067939e-01 -2.25241404e+00  1.36417145e-01 -1.43852852e+00</text:p>
            <text:p> -1.87526879e+00  2.08861324e+00 -2.79074727e+00  2.83619645e+00</text:p>
            <text:p>  1.93903855e+00  1.36334201e+00 -2.37392868e+00  3.14802304e-02</text:p>
            <text:p> -3.18944191e-01  3.23687735e+00  7.79039566e-01  1.36229311e+00</text:p>
            <text:p> -1.11641159e+00 -1.91753723e+00  1.77254946e-02  1.89831730e+00</text:p>
            <text:p> -2.35156117e+00 -9.16496571e-01  1.89353430e+00  5.38399277e+00</text:p>
            <text:p>  2.99475289e+00 -4.09627162e-01 -3.96688632e-01 -1.84682465e+00</text:p>
            <text:p> -8.27640483e-01  2.08927018e+00  4.87970455e-01 -6.85847238e-01</text:p>
            <text:p>  3.24692768e-01 -2.15667482e+00  8.75101858e-01 -3.84081713e+00</text:p>
            <text:p>  4.23271995e+00 -2.48817039e+00  3.10375962e+00  1.05343741e+00</text:p>
            <text:p>  1.60746751e+00  6.51945551e-01 -2.72559555e+00  1.10068029e+00</text:p>
            <text:p>  2.84664456e+00 -3.77029817e+00  2.13740200e+00  3.31626600e+00</text:p>
            <text:p>  1.12251896e+00 -4.31947883e+00 -4.75853251e-01  5.48041928e-01</text:p>
            <text:p> -2.06266463e+00  1.00711392e+00 -1.53546773e+00 -6.76319874e-01</text:p>
            <text:p>  2.40130618e+00 -1.37862330e+00  1.27983990e+00  1.24047060e+00</text:p>
            <text:p>  3.04434749e+00 -3.44080978e+00 -8.99094262e-01  7.10259651e-01</text:p>
            <text:p>  1.47319115e+00 -1.08033946e+00 -4.68013209e-03 -7.16090596e-01</text:p>
            <text:p>  4.88360399e+00 -1.87160002e-01 -9.05393075e-01  2.85069805e+00</text:p>
            <text:p>  1.67178415e+00 -2.76256764e+00  2.75290109e-02 -2.03905427e+00</text:p>
            <text:p>  1.47182617e+00  1.57223241e+00  1.48249233e-01 -1.24021803e+00</text:p>
            <text:p>  1.51783096e+00 -2.16709524e+00 -1.76207515e+00  1.63831026e+00</text:p>
            <text:p> -1.67371253e+00 -2.06419715e-02  7.97722687e-01  1.31049462e+00</text:p>
            <text:p>  1.13764177e+00 -1.51154229e+00 -5.21070240e-01 -1.26239996e+00</text:p>
            <text:p> -1.35789018e+00  6.95400085e-01 -2.18808573e-01  2.79300057e+00</text:p>
            <text:p> -1.98033861e+00 -9.78243913e-01  1.20796570e+00  1.53229569e+00</text:p>
            <text:p> -1.89851794e+00  3.51674326e+00  8.85240190e-01  9.75909917e-01</text:p>
            <text:p>  4.12111916e+00 -2.45702383e+00  3.39824363e+00 -6.01958358e-01</text:p>
            <text:p>  1.36489958e+00 -2.80172822e+00 -2.77404499e+00  8.22134118e-01</text:p>
            <text:p> -3.52256078e+00  1.88562957e+00  2.95128481e+00 -1.20940483e+00</text:p>
            <text:p> -1.43999281e-01 -8.93602063e-01 -8.91843748e-01  1.05989923e+00</text:p>
            <text:p> -1.17590220e+00  2.17991068e+00  1.25961858e+00 -1.51691722e+00</text:p>
            <text:p>  1.56693665e+00 -1.27396152e+00 -5.28808267e-01  3.47621282e+00</text:p>
            <text:p> -4.16119943e+00  1.61981014e+00 -1.00824682e+00 -3.11426942e+00</text:p>
            <text:p>  6.84387500e-01  3.56465379e-01 -1.44145491e+00  2.19140044e+00</text:p>
            <text:p> -6.12362865e-01 -9.72631515e-01  1.64753315e+00 -2.47566764e+00</text:p>
            <text:p> -1.33141123e+00  7.10468365e-01 -3.00948147e+00  2.30016511e+00</text:p>
            <text:p> -4.50138501e+00  1.13133702e+00 -6.28205990e-01 -3.52137337e+00</text:p>
            <text:p>  7.86196567e-02 -2.95009393e-01 -9.79372688e-01 -3.02801812e-01</text:p>
            <text:p> -1.58217977e+00 -4.49707045e+00 -1.90758702e+00  4.10362948e-01</text:p>
            <text:p>  1.82810721e+00  1.70716956e+00  1.43738815e+00  1.49156882e+00</text:p>
            <text:p>  2.25717652e+00  2.40552334e-01  6.09303299e-03  2.13416627e+00</text:p>
            <text:p>  2.15815242e+00  1.77565309e+00 -4.36403524e-01 -5.39289848e-01</text:p>
            <text:p>  1.33160799e+00 -1.47193218e+00 -1.77301827e+00 -3.67562569e+00</text:p>
            <text:p>  2.15287887e-01  1.73002894e+00  1.05283801e+00  4.64203069e+00</text:p>
            <text:p>  8.14355342e-01  2.58527893e+00 -2.12972822e+00  1.86005666e+00</text:p>
            <text:p> -1.84664963e+00 -1.44182391e+00  1.74741082e-01 -2.88622080e+00</text:p>
            <text:p> -2.88475343e+00  2.25203100e+00  3.96001151e-01  1.22271595e+00</text:p>
            <text:p> -2.39516792e+00 -2.38808384e+00 -1.13739794e+00 -4.10613092e-01</text:p>
            <text:p> -1.35107769e+00 -1.87184181e+00  2.73961829e+00 -7.05474731e-01</text:p>
            <text:p> -6.19049758e-01 -3.03465482e+00  1.14010744e+00 -1.82527561e+00</text:p>
            <text:p>  1.53472270e+00 -2.14148158e+00 -2.36164168e-01  3.54770779e-01</text:p>
            <text:p> -2.20398114e+00 -1.17970608e+00 -3.01927158e+00 -1.08334485e+00</text:p>
            <text:p> -1.71053197e+00 -5.92285701e-01 -2.08475599e+00  2.15495991e+00</text:p>
            <text:p> -2.49187496e+00  3.99158683e+00  1.24646316e+00  8.72450097e-01</text:p>
            <text:p>  1.57020129e+00  3.08996034e+00  1.20355409e+00 -7.47593479e-01</text:p>
            <text:p>  1.73057291e+00  6.90470203e-01 -2.90332705e-01  6.70266233e-02</text:p>
            <text:p> -3.99522151e+00  2.00729365e+00 -7.31384480e-01 -2.14942952e+00</text:p>
            <text:p> -1.91132683e+00 -1.29771669e+00 -1.62602339e+00  2.48632363e+00</text:p>
            <text:p>  2.15316962e+00 -2.66470329e+00  1.77565178e+00  2.43342598e+00</text:p>
            <text:p> -4.43644954e+00 -1.65957102e+00 -3.39953764e+00  1.49749305e+00</text:p>
            <text:p>  1.12360789e+00  4.95400180e-01 -5.75444867e-01 -1.21084213e+00</text:p>
            <text:p> -1.16503418e+00 -1.05785422e+00 -1.41198361e-01 -2.78070773e+00</text:p>
            <text:p> -1.18796730e+00 -4.55041621e+00 -3.04143134e+00  2.70752185e+00</text:p>
            <text:p>  9.92962662e-01 -1.13660819e+00 -1.64480721e+00  2.62977545e+00</text:p>
            <text:p>  1.08602406e+00 -1.10526594e-01  2.38736646e+00  2.30187560e+00</text:p>
            <text:p>  1.24695910e+00  1.44721923e+00 -2.28420113e+00 -2.35464634e+00</text:p>
            <text:p>  3.15031057e+00  1.33630322e+00  2.33217048e+00 -1.00171446e+00</text:p>
            <text:p>  2.23641710e+00  1.58211873e+00  6.44211321e-01  1.21075688e+00</text:p>
            <text:p> -1.87588502e+00 -3.92985776e+00 -2.88242887e+00 -3.36627534e-01</text:p>
            <text:p> -4.62847788e-01 -1.50008928e+00 -1.35972175e+00  1.29421732e+00</text:p>
            <text:p>  3.66804620e-01  1.87643990e+00 -3.18758777e-01 -1.59692327e+00</text:p>
            <text:p> -2.04476153e-02 -2.33925696e+00 -3.32958959e+00  2.50098464e+00</text:p>
            <text:p>  8.47316268e-01 -4.46789973e+00  4.08933206e-01 -8.67703168e-01</text:p>
            <text:p>  1.89226506e+00 -3.23964791e+00  2.60967646e+00 -2.15297776e+00</text:p>
            <text:p>  1.31865693e+00 -1.74689606e+00  1.02485356e+00  2.35221032e+00</text:p>
            <text:p> -9.63493124e-01 -2.37710299e+00 -4.08977891e-02 -1.14316748e+00</text:p>
            <text:p> -1.02833910e-01  1.92796104e+00 -5.79377894e-01  1.44952401e+00</text:p>
            <text:p> -3.74796898e+00 -1.61226999e+00  9.00778033e-01 -4.42623335e-01</text:p>
            <text:p>  1.40560551e+00 -2.13480120e+00 -7.84006046e-01 -1.55976291e+00</text:p>
            <text:p>  4.41226901e-01 -1.79191488e+00 -8.33280112e-01  1.05944879e+00</text:p>
            <text:p> -1.07404844e+00  2.07887774e+00 -1.25247694e-01  4.18693256e+00</text:p>
            <text:p> -1.09248064e+00  3.20047139e-01  2.95313766e+00 -1.46169436e+00</text:p>
            <text:p> -6.68121487e-01 -7.36425134e-01  1.44869170e+00  4.28784568e+00</text:p>
            <text:p>  3.13963119e+00  4.23087127e-01  9.03700164e-01 -1.95728859e+00</text:p>
            <text:p> -1.05738762e+00 -8.18135773e-01 -5.96703582e-01 -1.18630192e+00</text:p>
            <text:p> -4.69470610e+00  1.42127786e+00 -2.74430302e+00  1.67219813e-01</text:p>
            <text:p>  3.94621975e+00  4.86113143e-01  3.36965895e+00  1.09905116e-01</text:p>
            <text:p>  3.11430355e+00  2.04470489e+00  3.32145486e+00 -2.60087972e+00</text:p>
            <text:p>  7.41796419e-01  5.55912208e-02  7.10492517e-01  1.79008921e+00</text:p>
            <text:p> -1.10055754e+00 -1.51973913e+00 -1.78408275e+00  1.65541512e+00</text:p>
            <text:p>  2.75355518e+00  1.55458894e-01 -2.61270226e-01 -6.80605849e-01</text:p>
            <text:p> -2.41400945e+00 -1.87601581e-01  3.90642528e+00 -1.42869473e+00</text:p>
            <text:p> -3.13025311e+00 -1.83019012e+00 -8.97741900e-01 -3.19467876e-01</text:p>
            <text:p> -2.69515284e+00  1.62897721e+00 -2.44471817e+00 -1.53279520e+00</text:p>
            <text:p> -5.74480289e-01 -2.02799941e+00 -1.20534356e+00 -1.94134956e+00</text:p>
            <text:p>  4.86516251e-01 -4.82372443e+00 -2.33014763e+00 -1.31985919e+00</text:p>
            <text:p> -3.44802234e-01 -1.58703991e-01  1.04107575e+00  2.34164811e+00</text:p>
            <text:p> -2.76843318e+00  5.19046578e+00 -4.16789883e+00 -4.01168501e+00</text:p>
            <text:p> -3.58820158e+00 -6.11549427e-02 -1.74450994e+00 -3.46457001e+00</text:p>
            <text:p>  2.42250043e-01 -1.71697045e+00  1.67748022e+00  4.90702195e+00</text:p>
            <text:p>  1.58752149e+00  2.64573030e+00  3.24471170e+00 -1.73063173e+00</text:p>
            <text:p> -5.95675248e-02 -9.49400529e-01  2.98105338e-01 -4.26862922e+00</text:p>
            <text:p> -2.34803486e+00 -2.90452355e+00  4.13887871e-01 -1.88617022e+00</text:p>
            <text:p> -1.42392267e+00 -3.24731957e+00  1.61827588e-02 -1.66578377e+00</text:p>
            <text:p>  5.43863998e-01 -2.51881226e+00  5.69180599e-01 -4.11546033e+00</text:p>
            <text:p> -1.38394017e+00  2.05659610e+00 -3.22767465e+00 -2.10977835e+00</text:p>
            <text:p> -1.32822226e+00  3.24301956e+00  2.53047992e+00  8.25476056e-01</text:p>
            <text:p> -3.03243083e+00  1.82484758e+00 -7.75665641e-01  5.69235745e-01</text:p>
            <text:p>  2.23892927e+00  1.09973957e+00  4.04317354e+00 -1.91304571e+00</text:p>
            <text:p> -3.59045263e-01  3.03073241e-01 -1.03971646e+00 -2.97509515e+00</text:p>
            <text:p>  7.13307341e-01  2.72686302e+00 -1.06991562e+00  3.30582682e+00</text:p>
            <text:p> -1.72901883e+00 -2.26959985e-03 -3.27032824e+00 -1.89154714e+00</text:p>
            <text:p> -8.89963218e-01  1.31787299e+00  7.78388551e-01 -1.73054986e+00</text:p>
            <text:p>  1.59255264e+00 -3.17440473e+00 -8.56248771e-01  4.07091570e+00</text:p>
            <text:p>  7.20043380e-01  7.28190266e-01  9.65527677e-01  5.57235116e+00</text:p>
            <text:p> -1.58266251e+00 -2.65913497e+00  3.61754288e+00 -4.62447452e-01</text:p>
            <text:p>  2.23542694e+00  1.52175013e+00 -1.73045722e+00  2.74595139e+00</text:p>
            <text:p>  4.03508092e-01  5.13650933e+00 -5.25618843e+00 -3.86858474e+00</text:p>
            <text:p>  3.11712195e+00  2.90260423e+00 -6.45370267e-01  3.88887963e+00</text:p>
            <text:p>  1.24009648e+00 -1.19587813e+00  2.61848995e+00 -1.59724125e+00</text:p>
            <text:p> -8.62878517e-01 -1.87299716e+00 -1.16058620e+00  9.79756220e-01</text:p>
            <text:p>  1.35392694e-01 -5.31289452e+00 -1.53809479e+00 -3.72906410e+00</text:p>
            <text:p>  4.97096281e+00 -1.02497203e+00  8.95817410e-01 -3.35069831e-01</text:p>
            <text:p>  1.12687254e+00  3.07130073e+00  4.58658478e+00 -2.82204999e+00</text:p>
            <text:p> -2.09889948e+00 -4.65091804e+00 -3.00178440e+00 -6.07155703e+00</text:p>
            <text:p> -2.17131588e+00  2.47154646e+00  9.50171435e-01 -1.34990665e+00</text:p>
            <text:p>  1.19227442e+00  2.82223382e+00  7.48592028e-01  1.59799063e+00</text:p>
            <text:p>  2.35573433e+00 -2.60049984e+00  3.97212644e-01 -2.68753550e+00</text:p>
            <text:p> -2.75315867e-01 -7.91638861e-01 -1.63171138e+00 -4.55781375e-01</text:p>
            <text:p>  9.34875303e-01 -6.78191681e-01  2.24611677e-01 -4.21074173e+00</text:p>
            <text:p>  4.26081291e-02 -1.62999600e+00  1.13770736e+00 -1.12273410e+00</text:p>
            <text:p> -4.97715078e-01 -2.91573734e+00 -1.27738320e+00 -2.60175494e-01</text:p>
            <text:p>  2.09934172e+00  4.82658677e+00  4.47724258e+00  8.37543832e-01</text:p>
            <text:p> -9.35465376e-02 -1.64128152e+00 -5.32651733e-01 -9.49166108e-01</text:p>
            <text:p>  3.25495375e+00 -8.49126540e-01  2.51638662e+00 -3.68554271e+00</text:p>
            <text:p>  5.69624593e-01  1.19026134e+00 -1.14574372e+00 -6.41305637e-01</text:p>
            <text:p>  3.14258675e+00  2.18203907e+00 -3.36946693e+00 -5.43222919e+00</text:p>
            <text:p> -2.31616059e+00  1.69699440e-02 -6.06140168e+00  1.04383642e+00</text:p>
            <text:p>  5.20389778e-01 -2.30932667e+00 -1.20081407e+00  1.07099650e+00</text:p>
            <text:p>  3.17840316e+00  2.00446527e+00  3.01269225e+00  1.48618203e+00</text:p>
            <text:p>  1.46697906e+00 -7.58704276e-01 -2.10648977e+00  3.41037354e+00</text:p>
            <text:p> -1.15814251e+00  1.45214881e+00  2.42094634e+00  1.38052521e+00</text:p>
            <text:p> -2.65021372e+00 -2.78688280e+00  1.59631198e-01  7.87781168e-01</text:p>
            <text:p> -2.35550222e+00 -4.97394291e-02 -1.57733095e+00  1.07983033e+00</text:p>
            <text:p>  2.07051572e+00 -1.85010102e+00 -1.73809640e+00 -3.66167970e+00</text:p>
            <text:p> -5.86262198e-01 -2.85756328e+00 -3.66574439e+00 -8.77037139e-01</text:p>
            <text:p> -2.50032244e+00  4.46561656e-01  2.37559235e+00 -2.25421697e+00</text:p>
            <text:p>  2.70386561e-01  2.10307367e+00  2.37668767e+00  3.80198004e+00</text:p>
            <text:p> -2.16458116e+00 -3.69473375e+00 -1.62973030e-01 -3.71395473e-02</text:p>
            <text:p>  1.76529718e+00  2.25243109e+00  4.22169151e+00 -4.78360482e-01</text:p>
            <text:p>  3.18086141e+00 -3.05674833e+00  2.30344648e+00 -4.05608712e+00</text:p>
            <text:p> -2.71901182e+00  1.69492438e-01 -2.35421585e-01  2.17653449e-01</text:p>
            <text:p> -2.43045351e+00  3.82590963e-01 -6.94410202e-01 -1.53847649e+00</text:p>
            <text:p>  4.63222210e-01 -7.96826837e-01  3.50439526e+00  3.64642672e-01</text:p>
            <text:p>  1.96314601e+00 -2.08174155e+00 -1.08289971e+00  1.09999435e+00</text:p>
            <text:p> -2.12644499e+00  3.17737911e+00 -2.48208270e+00 -1.60857205e+00</text:p>
            <text:p> -6.28345661e+00 -4.24972569e-01  1.02842201e+00  9.77663965e-01</text:p>
            <text:p> -1.73665121e+00 -2.27583060e+00 -2.60183947e+00 -1.33425155e+00</text:p>
            <text:p>  1.48009540e+00 -1.73864458e+00  1.04558300e+00 -1.35867612e+00</text:p>
            <text:p> -6.13796518e-01  2.09174556e-01  1.54886966e+00  2.82594897e+00</text:p>
            <text:p> -1.08103930e+00 -1.54358463e+00  1.82566281e-01 -2.95097797e+00</text:p>
            <text:p> -4.07253674e+00  5.43744795e-01 -1.69952219e+00 -1.03107039e+00</text:p>
            <text:p>  9.89572888e-01 -6.40431553e+00 -2.65231935e+00  9.17195671e-01</text:p>
            <text:p> -2.09579505e+00 -1.70438091e-01 -2.85463681e+00 -2.16476439e+00</text:p>
            <text:p> -1.42139683e+00 -2.33273271e+00  8.21078009e-01  6.00435362e-01</text:p>
            <text:p>  2.04438838e+00 -2.14730406e+00 -2.57456761e+00 -2.84601425e+00</text:p>
            <text:p>  1.25050041e+00  7.48035742e-01  3.23257356e+00  1.67286738e+00</text:p>
            <text:p>  2.30636046e+00 -6.80451702e-01 -1.26314057e+00  2.57939101e-01</text:p>
            <text:p> -2.24552685e+00  4.79724187e+00  6.45352141e-01 -1.56666681e+00</text:p>
            <text:p>  1.95150271e+00  3.02898800e+00 -6.52706139e-01 -8.31475655e-01</text:p>
            <text:p>  5.61205839e-01  3.29804715e+00 -3.31708237e+00 -8.42221689e-01</text:p>
            <text:p>  1.01948185e+00 -1.10297210e+00 -4.00859670e+00 -5.32124358e-01</text:p>
            <text:p>  2.54943103e+00  6.91456057e-01 -1.59480601e+00  1.05845381e+00</text:p>
            <text:p>  1.72468012e+00  3.36997845e+00 -2.64936569e+00 -1.89572376e+00</text:p>
            <text:p> -6.07016460e-01  2.90823790e-01  2.08639602e+00  2.74521138e+00</text:p>
            <text:p> -3.97511426e+00  4.01612560e+00 -2.87413603e+00 -6.51945642e-01</text:p>
            <text:p>  3.61798167e+00 -1.57554255e+00 -2.57567805e+00  3.63605459e+00</text:p>
            <text:p>  2.30145384e+00  2.50871841e+00  1.86053030e+00  3.10147864e+00</text:p>
            <text:p>  5.73047763e-01 -1.50436387e+00  6.71045090e-01  8.19340143e-01</text:p>
            <text:p>  1.14273573e+00  1.83261129e+00 -4.47175559e+00 -3.69470916e-01</text:p>
            <text:p> -3.98028967e+00  3.64903155e-01 -4.38086081e+00  3.41440716e+00</text:p>
            <text:p>  6.02588412e-01  4.10823365e-01  2.23066406e+00  4.88384341e-01</text:p>
            <text:p>  5.12289465e+00  1.85542486e+00 -1.89546560e+00  1.52696362e+00</text:p>
            <text:p> -3.34219717e+00  1.14268382e+00 -2.67494218e+00  2.26281699e+00</text:p>
            <text:p>  3.31092447e-01 -1.68502726e+00  6.16464769e-02  6.74570824e-01</text:p>
            <text:p> -1.60927810e+00 -1.77889096e+00  1.42823442e+00 -1.08160489e+00</text:p>
            <text:p>  2.97956994e+00 -6.82001601e-01 -3.16807793e+00 -2.38921598e+00</text:p>
            <text:p> -4.83967840e+00  4.23996233e-01  5.93120771e-01 -1.20985233e+00</text:p>
            <text:p> -2.00017862e+00 -8.26988049e-01  2.21317884e+00  3.17405366e+00</text:p>
            <text:p> -2.19911483e+00  2.72610918e+00 -3.01947320e+00  1.29763718e-01</text:p>
            <text:p> -4.27480220e+00  2.63066147e-01  2.89467502e+00 -1.94890030e+00</text:p>
            <text:p> -6.75379493e-01  1.27621942e+00 -4.29497186e+00 -2.19232661e+00</text:p>
            <text:p>  3.43536621e-01  3.25868781e+00  8.50033885e-01  2.46711251e+00</text:p>
            <text:p>  4.03042312e+00  8.12543343e-03 -2.77969303e+00 -7.81976427e-01</text:p>
            <text:p>  3.31935893e-01  8.71645250e-01 -2.92866704e+00 -2.60018116e-01</text:p>
            <text:p> -8.73518615e-01 -3.31189326e+00  1.86024806e+00 -1.28914909e+00</text:p>
            <text:p>  2.67126978e+00  1.92833071e+00 -9.49325388e-01  1.22323141e+00</text:p>
            <text:p>  2.50013647e-01 -1.91285944e+00 -1.25654419e+00  8.14473708e-01</text:p>
            <text:p>  3.96222715e+00  9.65688999e-01  2.02515727e-01 -6.27089171e-01</text:p>
            <text:p>  1.18048582e+00 -1.50601466e+00 -1.61342632e+00 -2.68203016e+00</text:p>
            <text:p>  1.97997738e+00  3.04377286e+00 -1.48556165e+00  7.90970874e-01</text:p>
            <text:p> -3.08774589e+00  5.99328756e-01 -1.43378931e+00 -2.04906744e+00</text:p>
            <text:p>  1.22393944e+00  2.38772512e+00 -1.53550743e+00 -1.23396189e+00</text:p>
            <text:p> -2.87816968e+00 -2.22230397e+00  1.41941978e-01  9.78565156e-01</text:p>
            <text:p> -1.64796352e+00 -2.72622908e+00  6.86966684e-01 -9.88261159e-01</text:p>
            <text:p>  3.94692242e-01 -3.56332906e+00  2.90404152e+00 -2.35231663e-01]</text:p>
          </table:table-cell>
          <table:table-cell table:style-name="ce9" office:value-type="string" calcext:value-type="string">
            <text:p>dask.array&lt;sum-aggregate, shape=(1000,), dtype=float64, chunksize=(1000,), chunktype=numpy.ndarray&gt;</text:p>
          </table:table-cell>
          <table:table-cell table:style-name="ce3" office:value-type="string" calcext:value-type="string">
            <text:p>[-1.23470465e+00 -2.18944887e-01 -2.11910324e+00  1.62137849e+00</text:p>
            <text:p> -1.07440759e+00  2.73036267e-01 -1.72007181e+00  1.99902827e+00</text:p>
            <text:p>  1.37722620e+00 -1.07385723e+00  1.81491771e+00 -3.37653276e-01</text:p>
            <text:p>  2.95830369e+00  1.03660225e+00 -1.14476098e-01  2.09021849e+00</text:p>
            <text:p> -4.28860771e+00 -3.14565950e+00  2.59302633e+00  7.26528023e-01</text:p>
            <text:p>  1.61190942e+00 -3.89318133e+00 -1.25537403e+00 -2.47773202e+00</text:p>
            <text:p>  3.03656222e+00  1.08101195e+00 -2.44299644e+00  7.32682295e-01</text:p>
            <text:p>  1.03641508e+00 -2.54015437e+00 -1.70075946e+00  1.63885719e+00</text:p>
            <text:p> -1.03799004e+00  1.73606030e+00 -1.92990952e+00 -6.35818035e-01</text:p>
            <text:p>  2.76271406e+00  1.02149498e+00  1.48488086e+00  1.93838744e+00</text:p>
            <text:p> -3.53956666e-01  2.71544054e+00 -7.23424939e-01 -1.81812545e+00</text:p>
            <text:p> -4.44999266e-01 -3.41855610e+00 -1.87521017e+00 -2.27791083e+00</text:p>
            <text:p> -2.98123377e+00 -2.84759844e+00 -7.88448452e-01 -2.30464826e+00</text:p>
            <text:p> -2.91446190e+00 -1.89646101e+00 -1.31453802e+00  1.40833790e+00</text:p>
            <text:p>  7.42561504e-01 -1.13160741e+00 -3.56813997e+00 -2.04328882e+00</text:p>
            <text:p>  4.24892869e+00 -2.71113337e+00 -9.81098282e-01 -1.53672437e-01</text:p>
            <text:p>  3.85673248e-01 -1.54728642e+00 -8.02139045e-01 -3.74565179e+00</text:p>
            <text:p> -3.09834883e+00  1.90357405e+00  1.13755082e+00 -3.50836418e+00</text:p>
            <text:p> -4.05412856e-01 -1.11863140e+00 -1.15263302e+00  2.02755980e+00</text:p>
            <text:p> -4.49295705e+00 -2.77620750e-01 -1.35641179e+00 -2.67808329e+00</text:p>
            <text:p>  2.61211019e+00 -3.73492638e-01 -2.06712998e+00 -2.99442832e+00</text:p>
            <text:p>  1.58629396e+00 -3.19119676e+00 -2.62931338e+00 -7.88406022e-01</text:p>
            <text:p> -3.90457815e+00  3.97646985e-01  9.32854018e-01 -1.06640943e+00</text:p>
            <text:p> -6.52599336e-01  1.50980519e+00 -5.00930992e-01 -4.48072592e-01</text:p>
            <text:p> -1.70611460e+00  1.34058678e+00  4.26818310e-01  9.10484148e-01</text:p>
            <text:p> -3.41546237e+00  3.38617328e+00  1.47152677e+00 -1.08164762e+00</text:p>
            <text:p>  3.17367607e+00 -1.63271753e+00 -4.11496511e-01  4.02972339e-01</text:p>
            <text:p>  6.66032691e-01 -1.90289412e+00 -1.55144521e+00  2.58451068e-02</text:p>
            <text:p>  5.32779414e+00  9.60243023e-01  2.18197955e+00  1.17020809e+00</text:p>
            <text:p>  2.16302033e+00 -1.40661382e+00  1.67094279e+00  1.01524002e+00</text:p>
            <text:p> -2.53147554e+00 -3.57525205e+00 -1.04766250e+00  8.32759053e-02</text:p>
            <text:p>  2.31673153e+00 -5.71634337e-01  1.82345988e+00  1.51305920e+00</text:p>
            <text:p>  1.01035693e+00  3.84377940e+00 -4.85048916e+00 -2.10209076e+00</text:p>
            <text:p>  1.02575718e+00 -1.94849513e+00 -2.26401954e+00 -2.25048994e+00</text:p>
            <text:p>  9.16900161e-01  8.76328215e-02  2.24967263e+00  3.12315642e+00</text:p>
            <text:p> -5.30035452e+00  3.38260075e+00  2.98523503e+00  2.35561287e+00</text:p>
            <text:p> -1.98274839e+00 -2.02441373e+00  3.47777233e-01  3.08522252e+00</text:p>
            <text:p> -4.24269053e+00 -1.17174895e+00  2.01615398e+00  6.01465459e-01</text:p>
            <text:p>  2.42608901e-01 -5.39206383e-01 -5.79203045e+00 -1.32299297e+00</text:p>
            <text:p>  3.54791348e+00 -2.52414535e+00  2.26419572e+00 -2.49941454e+00</text:p>
            <text:p> -1.62286677e+00 -9.08119897e-01  3.53870983e-01 -1.41717415e+00</text:p>
            <text:p> -4.20728247e+00  2.26215318e+00 -3.03610594e+00  3.20558519e+00</text:p>
            <text:p>  2.66902807e+00 -4.93926261e-01  2.51990474e-01 -2.23713568e+00</text:p>
            <text:p>  1.67759528e+00  2.36622600e+00 -1.57908065e+00  3.10903612e+00</text:p>
            <text:p> -2.91654203e-01 -2.11917703e+00  1.32451567e-01 -1.31875359e+00</text:p>
            <text:p> -1.76061094e+00  1.94155645e+00 -2.63769608e+00  2.63865599e+00</text:p>
            <text:p>  1.81487521e+00  1.23410744e+00 -2.22261915e+00 -1.62416060e-04</text:p>
            <text:p> -3.26115093e-01  3.01532087e+00  7.43919498e-01  1.27361684e+00</text:p>
            <text:p> -1.05396064e+00 -1.85058168e+00  2.14950237e-02  1.77925120e+00</text:p>
            <text:p> -2.28950265e+00 -8.83041418e-01  1.80746089e+00  5.04972263e+00</text:p>
            <text:p>  2.79148907e+00 -3.47066778e-01 -3.92692696e-01 -1.74666166e+00</text:p>
            <text:p> -8.12189929e-01  1.94375775e+00  4.39058838e-01 -6.07348833e-01</text:p>
            <text:p>  2.99831695e-01 -2.08502643e+00  8.23120051e-01 -3.65174807e+00</text:p>
            <text:p>  3.95901761e+00 -2.30006466e+00  2.90453839e+00  9.82525291e-01</text:p>
            <text:p>  1.49371134e+00  6.14552918e-01 -2.54958129e+00  9.89481783e-01</text:p>
            <text:p>  2.68391029e+00 -3.55098360e+00  1.97778189e+00  3.10916297e+00</text:p>
            <text:p>  1.01055504e+00 -4.04091043e+00 -4.57032222e-01  5.31831985e-01</text:p>
            <text:p> -1.99481986e+00  9.06472074e-01 -1.44988563e+00 -5.84084095e-01</text:p>
            <text:p>  2.26223295e+00 -1.35322680e+00  1.18364661e+00  1.18032675e+00</text:p>
            <text:p>  2.78823225e+00 -3.21178151e+00 -8.09396820e-01  6.37951081e-01</text:p>
            <text:p>  1.38243650e+00 -1.04123263e+00  5.62797167e-04 -6.24569966e-01</text:p>
            <text:p>  4.62760289e+00 -1.29737249e-01 -8.57663640e-01  2.63607519e+00</text:p>
            <text:p>  1.54707180e+00 -2.50873514e+00  6.50849666e-02 -1.97044862e+00</text:p>
            <text:p>  1.38468765e+00  1.49418140e+00  9.24323396e-02 -1.14653326e+00</text:p>
            <text:p>  1.40788582e+00 -1.95688112e+00 -1.62233479e+00  1.51981819e+00</text:p>
            <text:p> -1.68516395e+00 -5.92051444e-02  7.44765164e-01  1.22482575e+00</text:p>
            <text:p>  9.64101743e-01 -1.41918544e+00 -5.17982980e-01 -1.16126922e+00</text:p>
            <text:p> -1.28127570e+00  6.32343270e-01 -1.60319147e-01  2.62096733e+00</text:p>
            <text:p> -1.85863280e+00 -8.74923070e-01  1.16591169e+00  1.43087616e+00</text:p>
            <text:p> -1.74054630e+00  3.31341696e+00  8.53589708e-01  9.10472437e-01</text:p>
            <text:p>  3.84202687e+00 -2.23352945e+00  3.20282169e+00 -5.46943694e-01</text:p>
            <text:p>  1.27295452e+00 -2.60222657e+00 -2.58633864e+00  7.45227228e-01</text:p>
            <text:p> -3.35205012e+00  1.78506058e+00  2.74546820e+00 -1.13506176e+00</text:p>
            <text:p> -1.88226489e-01 -8.51317807e-01 -8.45421095e-01  1.03201273e+00</text:p>
            <text:p> -1.10101580e+00  2.04301509e+00  1.18170213e+00 -1.37110498e+00</text:p>
            <text:p>  1.46215648e+00 -1.13067373e+00 -4.46767401e-01  3.20924081e+00</text:p>
            <text:p> -3.95659285e+00  1.51695381e+00 -9.12449706e-01 -2.90040522e+00</text:p>
            <text:p>  6.35248923e-01  3.20734432e-01 -1.30149834e+00  2.00482073e+00</text:p>
            <text:p> -5.18861995e-01 -8.71374173e-01  1.57491470e+00 -2.36343872e+00</text:p>
            <text:p> -1.27021783e+00  6.56040520e-01 -2.84762854e+00  2.10196962e+00</text:p>
            <text:p> -4.18651888e+00  1.06328000e+00 -5.83433666e-01 -3.28994535e+00</text:p>
            <text:p>  1.06563193e-01 -2.71938047e-01 -8.45751151e-01 -2.49818723e-01</text:p>
            <text:p> -1.46392465e+00 -4.15607843e+00 -1.77880169e+00  3.78008408e-01</text:p>
            <text:p>  1.68866576e+00  1.62316063e+00  1.32066344e+00  1.34772082e+00</text:p>
            <text:p>  2.12123069e+00  2.50374174e-01  8.22713069e-03  1.96098953e+00</text:p>
            <text:p>  1.99436387e+00  1.64104302e+00 -4.80345033e-01 -4.65583187e-01</text:p>
            <text:p>  1.27792153e+00 -1.38752414e+00 -1.63762255e+00 -3.48689102e+00</text:p>
            <text:p>  1.59979547e-01  1.57779437e+00  9.84008235e-01  4.31940695e+00</text:p>
            <text:p>  7.37088304e-01  2.35582041e+00 -2.05736255e+00  1.72886570e+00</text:p>
            <text:p> -1.66961305e+00 -1.39217714e+00  1.22537217e-01 -2.72666228e+00</text:p>
            <text:p> -2.72224223e+00  2.07225746e+00  3.04813215e-01  1.12177475e+00</text:p>
            <text:p> -2.29345921e+00 -2.32220841e+00 -1.05237013e+00 -4.13836102e-01</text:p>
            <text:p> -1.31726545e+00 -1.67624711e+00  2.64519739e+00 -6.31521232e-01</text:p>
            <text:p> -6.35586440e-01 -2.88607697e+00  1.06638630e+00 -1.79865730e+00</text:p>
            <text:p>  1.43258290e+00 -2.02506528e+00 -1.76512879e-01  3.04030914e-01</text:p>
            <text:p> -2.04678502e+00 -1.14817936e+00 -2.81022356e+00 -1.00357018e+00</text:p>
            <text:p> -1.54626297e+00 -5.96452820e-01 -1.95073703e+00  2.01331946e+00</text:p>
            <text:p> -2.30470878e+00  3.69651198e+00  1.18418080e+00  7.88869039e-01</text:p>
            <text:p>  1.44028533e+00  2.88678491e+00  1.10520745e+00 -6.81306622e-01</text:p>
            <text:p>  1.58748103e+00  6.03431661e-01 -2.09890803e-01  6.71363042e-02</text:p>
            <text:p> -3.71307458e+00  1.89448833e+00 -7.63301045e-01 -2.05537541e+00</text:p>
            <text:p> -1.81649201e+00 -1.19458907e+00 -1.46256456e+00  2.29393073e+00</text:p>
            <text:p>  2.01748108e+00 -2.48092664e+00  1.61265205e+00  2.24225952e+00</text:p>
            <text:p> -4.16151429e+00 -1.54327228e+00 -3.11163404e+00  1.37636936e+00</text:p>
            <text:p>  1.05218434e+00  4.81146106e-01 -4.79820923e-01 -1.10662570e+00</text:p>
            <text:p> -1.01221441e+00 -1.01692315e+00 -1.07205578e-02 -2.62426677e+00</text:p>
            <text:p> -1.08401639e+00 -4.27170683e+00 -2.87193271e+00  2.53611946e+00</text:p>
            <text:p>  9.61294075e-01 -1.06040527e+00 -1.55146366e+00  2.41832244e+00</text:p>
            <text:p>  1.02762070e+00 -1.21132179e-01  2.21450970e+00  2.15012284e+00</text:p>
            <text:p>  1.15228530e+00  1.35606735e+00 -2.17157234e+00 -2.24498339e+00</text:p>
            <text:p>  2.92919306e+00  1.28286999e+00  2.10079900e+00 -8.79839483e-01</text:p>
            <text:p>  2.07761290e+00  1.49955283e+00  5.46532641e-01  1.12048771e+00</text:p>
            <text:p> -1.80125475e+00 -3.64550093e+00 -2.69548402e+00 -2.83822485e-01</text:p>
            <text:p> -3.97770808e-01 -1.45610797e+00 -1.28128138e+00  1.16822980e+00</text:p>
            <text:p>  3.25308957e-01  1.75455638e+00 -2.72251791e-01 -1.48952540e+00</text:p>
            <text:p>  3.24384321e-02 -2.20663746e+00 -3.10986375e+00  2.25750477e+00</text:p>
            <text:p>  7.87942301e-01 -4.15356985e+00  3.83216635e-01 -7.89703736e-01</text:p>
            <text:p>  1.78037648e+00 -3.04531751e+00  2.44137607e+00 -2.01235401e+00</text:p>
            <text:p>  1.24674379e+00 -1.59248393e+00  9.16923877e-01  2.21518315e+00</text:p>
            <text:p> -9.37362548e-01 -2.23351545e+00  6.07124387e-03 -1.14474678e+00</text:p>
            <text:p> -9.19396311e-02  1.79996740e+00 -5.28557730e-01  1.33896119e+00</text:p>
            <text:p> -3.54409359e+00 -1.48943914e+00  8.44844264e-01 -3.97075461e-01</text:p>
            <text:p>  1.31684789e+00 -1.98917077e+00 -7.28339658e-01 -1.44338217e+00</text:p>
            <text:p>  3.82305393e-01 -1.61373948e+00 -7.93469572e-01  9.79706074e-01</text:p>
            <text:p> -1.00002420e+00  1.87318538e+00 -7.53447079e-02  3.89418181e+00</text:p>
            <text:p> -1.07390003e+00  2.91621530e-01  2.76641502e+00 -1.38060663e+00</text:p>
            <text:p> -6.60992125e-01 -7.62810469e-01  1.37518910e+00  3.98817728e+00</text:p>
            <text:p>  2.90028299e+00  4.45474460e-01  8.58573912e-01 -1.90908079e+00</text:p>
            <text:p> -1.02770886e+00 -7.31157647e-01 -6.64491120e-01 -1.08045121e+00</text:p>
            <text:p> -4.41166389e+00  1.35988132e+00 -2.55825146e+00  1.54338386e-01</text:p>
            <text:p>  3.69763320e+00  5.21156964e-01  3.11586191e+00  4.96634335e-02</text:p>
            <text:p>  2.90983791e+00  1.90140733e+00  3.10110037e+00 -2.41214092e+00</text:p>
            <text:p>  6.74691019e-01  5.21761487e-02  6.05000094e-01  1.67904201e+00</text:p>
            <text:p> -1.00283795e+00 -1.43495674e+00 -1.69182873e+00  1.52760778e+00</text:p>
            <text:p>  2.52508892e+00  2.02923259e-01 -2.30371993e-01 -6.60320797e-01</text:p>
            <text:p> -2.29040527e+00 -1.97267326e-01  3.61321470e+00 -1.36637759e+00</text:p>
            <text:p> -2.93037303e+00 -1.70860708e+00 -8.00148259e-01 -2.87009629e-01</text:p>
            <text:p> -2.51972028e+00  1.50787882e+00 -2.30514422e+00 -1.50621389e+00</text:p>
            <text:p> -5.27763499e-01 -1.88876654e+00 -1.11298827e+00 -1.88168146e+00</text:p>
            <text:p>  5.29110881e-01 -4.53016560e+00 -2.16037961e+00 -1.25944586e+00</text:p>
            <text:p> -4.01566089e-01 -1.57993331e-01  9.40403701e-01  2.14735971e+00</text:p>
            <text:p> -2.60262618e+00  4.84453589e+00 -3.92711105e+00 -3.74066702e+00</text:p>
            <text:p> -3.36020449e+00 -2.45500255e-02 -1.67850582e+00 -3.21520782e+00</text:p>
            <text:p>  2.88688450e-01 -1.66445388e+00  1.57849565e+00  4.52248680e+00</text:p>
            <text:p>  1.49631396e+00  2.47536405e+00  3.00639417e+00 -1.57101266e+00</text:p>
            <text:p> -7.39719212e-02 -9.06123999e-01  3.19750967e-01 -3.99368570e+00</text:p>
            <text:p> -2.22769970e+00 -2.68292885e+00  3.82018399e-01 -1.76014792e+00</text:p>
            <text:p> -1.36304380e+00 -3.02224299e+00 -6.33871742e-02 -1.60286122e+00</text:p>
            <text:p>  4.92047153e-01 -2.39527034e+00  5.33269618e-01 -3.81689740e+00</text:p>
            <text:p> -1.34291870e+00  1.92737839e+00 -3.04944060e+00 -1.98934785e+00</text:p>
            <text:p> -1.23177683e+00  3.03916949e+00  2.35142309e+00  7.32130090e-01</text:p>
            <text:p> -2.86238589e+00  1.70215803e+00 -6.76713434e-01  4.58992796e-01</text:p>
            <text:p>  2.09685280e+00  1.00370544e+00  3.71854921e+00 -1.73595804e+00</text:p>
            <text:p> -3.62045769e-01  2.52178578e-01 -9.74619382e-01 -2.73058375e+00</text:p>
            <text:p>  5.81059886e-01  2.57999218e+00 -1.02660962e+00  3.10310309e+00</text:p>
            <text:p> -1.64960008e+00 -5.45563560e-02 -3.05447214e+00 -1.79537942e+00</text:p>
            <text:p> -8.64345601e-01  1.23798829e+00  7.31119427e-01 -1.66558582e+00</text:p>
            <text:p>  1.49083931e+00 -2.99999347e+00 -8.25287373e-01  3.72497854e+00</text:p>
            <text:p>  6.42149501e-01  6.91989430e-01  9.22190314e-01  5.19906839e+00</text:p>
            <text:p> -1.48585865e+00 -2.49374951e+00  3.32107494e+00 -4.24700097e-01</text:p>
            <text:p>  2.07674730e+00  1.38752203e+00 -1.60790202e+00  2.49840807e+00</text:p>
            <text:p>  2.91061263e-01  4.87754778e+00 -4.93357696e+00 -3.63553377e+00</text:p>
            <text:p>  2.92509435e+00  2.71358823e+00 -5.77033984e-01  3.68236946e+00</text:p>
            <text:p>  1.15295578e+00 -1.09700024e+00  2.49416984e+00 -1.49903276e+00</text:p>
            <text:p> -7.75487411e-01 -1.77717054e+00 -1.09941409e+00  9.40035424e-01</text:p>
            <text:p>  1.45427002e-01 -4.95773676e+00 -1.40591850e+00 -3.50864865e+00</text:p>
            <text:p>  4.58575093e+00 -9.64978856e-01  8.62752441e-01 -3.20092001e-01</text:p>
            <text:p>  1.07772747e+00  2.83198595e+00  4.21140975e+00 -2.62102163e+00</text:p>
            <text:p> -2.01166221e+00 -4.39358832e+00 -2.78304699e+00 -5.69066237e+00</text:p>
            <text:p> -1.96521149e+00  2.23005115e+00  8.69086619e-01 -1.27651872e+00</text:p>
            <text:p>  1.17101929e+00  2.66474979e+00  6.64933059e-01  1.48268283e+00</text:p>
            <text:p>  2.20296702e+00 -2.44171317e+00  4.00203165e-01 -2.47396031e+00</text:p>
            <text:p> -2.72526087e-01 -7.32469471e-01 -1.55803394e+00 -3.86595948e-01</text:p>
            <text:p>  8.85010786e-01 -5.85014426e-01  2.24666117e-01 -3.86367102e+00</text:p>
            <text:p>  7.26807822e-02 -1.60018106e+00  1.05471630e+00 -1.09363154e+00</text:p>
            <text:p> -4.39644191e-01 -2.72138904e+00 -1.16636713e+00 -2.59655261e-01</text:p>
            <text:p>  1.93425681e+00  4.48437654e+00  4.18433355e+00  7.84976552e-01</text:p>
            <text:p> -8.48264447e-02 -1.47495374e+00 -5.05277746e-01 -8.80395064e-01</text:p>
            <text:p>  2.98560392e+00 -7.71175798e-01  2.38814494e+00 -3.44040327e+00</text:p>
            <text:p>  5.16609268e-01  1.08453340e+00 -1.10042628e+00 -6.50039991e-01</text:p>
            <text:p>  2.87669286e+00  2.03180961e+00 -3.16715631e+00 -4.96558836e+00</text:p>
            <text:p> -2.19254990e+00  3.44905563e-02 -5.65466152e+00  9.30376472e-01</text:p>
            <text:p>  4.80887205e-01 -2.15522200e+00 -1.14647946e+00  9.75014454e-01</text:p>
            <text:p>  2.95989068e+00  1.84533665e+00  2.76099672e+00  1.40002017e+00</text:p>
            <text:p>  1.40825317e+00 -7.50101608e-01 -1.94271485e+00  3.22337469e+00</text:p>
            <text:p> -1.02069278e+00  1.35593597e+00  2.22060452e+00  1.25035080e+00</text:p>
            <text:p> -2.50361960e+00 -2.65094168e+00  1.57208996e-01  7.17595646e-01</text:p>
            <text:p> -2.19459436e+00 -6.48534551e-02 -1.54852786e+00  9.72047466e-01</text:p>
            <text:p>  1.90242373e+00 -1.71817939e+00 -1.61818815e+00 -3.48118486e+00</text:p>
            <text:p> -5.25826117e-01 -2.62195486e+00 -3.45894437e+00 -7.87643963e-01</text:p>
            <text:p> -2.39730983e+00  3.68134820e-01  2.17652023e+00 -2.11199464e+00</text:p>
            <text:p>  2.08570885e-01  1.96627498e+00  2.20284148e+00  3.59330756e+00</text:p>
            <text:p> -2.03741559e+00 -3.40167762e+00 -1.51306687e-01 -8.13770569e-02</text:p>
            <text:p>  1.64070730e+00  2.08358115e+00  3.98410284e+00 -4.39457083e-01</text:p>
            <text:p>  2.96130728e+00 -2.88086262e+00  2.16591520e+00 -3.73065074e+00</text:p>
            <text:p> -2.54584469e+00  2.03375909e-01 -2.43875151e-01  2.22870360e-01</text:p>
            <text:p> -2.26470549e+00  3.57389094e-01 -6.72962514e-01 -1.40522166e+00</text:p>
            <text:p>  4.51139092e-01 -7.38242541e-01  3.26134381e+00  3.71500083e-01</text:p>
            <text:p>  1.81223204e+00 -1.95595896e+00 -9.72429517e-01  1.02929494e+00</text:p>
            <text:p> -2.00822672e+00  2.99164828e+00 -2.40636180e+00 -1.48775819e+00</text:p>
            <text:p> -5.90120295e+00 -3.64108960e-01  8.73578959e-01  9.16576350e-01</text:p>
            <text:p> -1.56593086e+00 -2.13557121e+00 -2.47484369e+00 -1.22627901e+00</text:p>
            <text:p>  1.39010130e+00 -1.66542716e+00  1.01220220e+00 -1.28785557e+00</text:p>
            <text:p> -5.82292082e-01  1.69483777e-01  1.39866866e+00  2.62283866e+00</text:p>
            <text:p> -9.50652207e-01 -1.38541313e+00  1.56826264e-01 -2.78086635e+00</text:p>
            <text:p> -3.84661258e+00  5.63467502e-01 -1.54066537e+00 -1.00888968e+00</text:p>
            <text:p>  9.78652821e-01 -6.00527509e+00 -2.54978845e+00  8.46488996e-01</text:p>
            <text:p> -1.99979858e+00 -1.96659373e-01 -2.63885765e+00 -2.00011189e+00</text:p>
            <text:p> -1.36616367e+00 -2.18913649e+00  7.99753502e-01  5.01344371e-01</text:p>
            <text:p>  1.88771374e+00 -2.00109225e+00 -2.42805575e+00 -2.64729474e+00</text:p>
            <text:p>  1.15936823e+00  6.49385289e-01  3.00341190e+00  1.58114452e+00</text:p>
            <text:p>  2.15970377e+00 -5.89830773e-01 -1.14075275e+00  2.42465718e-01</text:p>
            <text:p> -2.08128016e+00  4.50856730e+00  5.64072416e-01 -1.43746651e+00</text:p>
            <text:p>  1.79336178e+00  2.76656902e+00 -6.52418794e-01 -7.53676534e-01</text:p>
            <text:p>  5.04616710e-01  3.07102696e+00 -3.13943858e+00 -7.73597832e-01</text:p>
            <text:p>  9.66958186e-01 -1.07292628e+00 -3.69672235e+00 -5.34415837e-01</text:p>
            <text:p>  2.37585936e+00  6.55013443e-01 -1.55324723e+00  9.76701683e-01</text:p>
            <text:p>  1.62316695e+00  3.12197862e+00 -2.45126337e+00 -1.79309554e+00</text:p>
            <text:p> -5.15692264e-01  2.64737222e-01  1.90966310e+00  2.54220530e+00</text:p>
            <text:p> -3.66148095e+00  3.71389798e+00 -2.75059666e+00 -6.30521388e-01</text:p>
            <text:p>  3.33709903e+00 -1.41536470e+00 -2.49758344e+00  3.40789131e+00</text:p>
            <text:p>  2.13121380e+00  2.35291104e+00  1.72986337e+00  2.88597710e+00</text:p>
            <text:p>  5.28352019e-01 -1.39370475e+00  6.37278575e-01  7.39602401e-01</text:p>
            <text:p>  1.04580620e+00  1.66014960e+00 -4.16793152e+00 -2.94365901e-01</text:p>
            <text:p> -3.67118953e+00  3.11076732e-01 -4.09978078e+00  3.26402937e+00</text:p>
            <text:p>  6.10589516e-01  3.83126959e-01  2.06535963e+00  4.50009259e-01</text:p>
            <text:p>  4.81093176e+00  1.72964681e+00 -1.77893230e+00  1.35358292e+00</text:p>
            <text:p> -3.16073893e+00  1.07024420e+00 -2.54785619e+00  2.06707302e+00</text:p>
            <text:p>  2.73701942e-01 -1.59134881e+00 -1.74866071e-05  5.86290597e-01</text:p>
            <text:p> -1.51845034e+00 -1.69936286e+00  1.35615968e+00 -9.95132525e-01</text:p>
            <text:p>  2.79249040e+00 -6.81245909e-01 -2.94090287e+00 -2.22873891e+00</text:p>
            <text:p> -4.50291628e+00  3.74847340e-01  5.85305443e-01 -1.16033256e+00</text:p>
            <text:p> -1.87066886e+00 -7.47631433e-01  2.00774150e+00  2.90496158e+00</text:p>
            <text:p> -2.09927176e+00  2.53103408e+00 -2.81230215e+00  9.73694526e-02</text:p>
            <text:p> -4.02381444e+00  3.14412114e-01  2.71888641e+00 -1.78309888e+00</text:p>
            <text:p> -6.70890753e-01  1.20909964e+00 -4.00055498e+00 -2.05916404e+00</text:p>
            <text:p>  3.17695343e-01  2.99445617e+00  7.68249148e-01  2.21688132e+00</text:p>
            <text:p>  3.74052245e+00  3.06940000e-02 -2.58967596e+00 -6.72527459e-01</text:p>
            <text:p>  2.96823588e-01  7.71706563e-01 -2.74865209e+00 -1.88796032e-01</text:p>
            <text:p> -8.86164210e-01 -3.06528992e+00  1.72498581e+00 -1.15176322e+00</text:p>
            <text:p>  2.46328921e+00  1.78146575e+00 -8.91911587e-01  1.10439000e+00</text:p>
            <text:p>  2.75569105e-01 -1.83310214e+00 -1.20048568e+00  8.26784484e-01</text:p>
            <text:p>  3.76025731e+00  8.49064306e-01  2.18369128e-01 -5.24885456e-01</text:p>
            <text:p>  1.07042065e+00 -1.39750749e+00 -1.55057644e+00 -2.47882801e+00</text:p>
            <text:p>  1.83005825e+00  2.84416251e+00 -1.33141033e+00  7.45753671e-01</text:p>
            <text:p> -2.82176594e+00  5.18349481e-01 -1.36381970e+00 -1.95672042e+00</text:p>
            <text:p>  1.14634915e+00  2.20452128e+00 -1.47543489e+00 -1.16889714e+00</text:p>
            <text:p> -2.74973184e+00 -2.10412164e+00  1.13161569e-01  9.29366362e-01</text:p>
            <text:p> -1.50007103e+00 -2.55156048e+00  6.16220794e-01 -9.54524390e-01</text:p>
            <text:p>  4.15072741e-01 -3.35312570e+00  2.68754799e+00 -2.45946586e-01]</text:p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[-1.24529223e+00 -2.17071747e-01 -2.29026486e+00  1.77874033e+00</text:p>
            <text:p> -1.19503083e+00  3.38847598e-01 -1.82883455e+00  2.17554284e+00</text:p>
            <text:p>  1.45837379e+00 -1.14894801e+00  2.00917841e+00 -3.59508605e-01</text:p>
            <text:p>  3.12340073e+00  1.14498112e+00 -1.51717475e-01  2.28423093e+00</text:p>
            <text:p> -4.53997511e+00 -3.39513339e+00  2.82409761e+00  7.48431551e-01</text:p>
            <text:p>  1.73540355e+00 -4.18208206e+00 -1.39056253e+00 -2.70653669e+00</text:p>
            <text:p>  3.24402904e+00  1.10629675e+00 -2.65907204e+00  7.75833472e-01</text:p>
            <text:p>  1.16757859e+00 -2.69961576e+00 -1.83708055e+00  1.75684421e+00</text:p>
            <text:p> -1.16733286e+00  1.86335667e+00 -2.07679903e+00 -7.09438058e-01</text:p>
            <text:p>  2.96612124e+00  1.09309378e+00  1.51979256e+00  2.09322942e+00</text:p>
            <text:p> -3.24530185e-01  2.96106202e+00 -7.77240879e-01 -1.95588976e+00</text:p>
            <text:p> -4.51643798e-01 -3.68383617e+00 -1.97731085e+00 -2.43738740e+00</text:p>
            <text:p> -3.17298287e+00 -3.07963905e+00 -7.96182128e-01 -2.44024645e+00</text:p>
            <text:p> -3.12788042e+00 -2.00649949e+00 -1.45223418e+00  1.53010463e+00</text:p>
            <text:p>  8.81502420e-01 -1.14905811e+00 -3.88342521e+00 -2.18382475e+00</text:p>
            <text:p>  4.58919763e+00 -2.91094186e+00 -1.03594992e+00 -1.42493578e-01</text:p>
            <text:p>  3.72804219e-01 -1.60054787e+00 -7.36204177e-01 -4.01705202e+00</text:p>
            <text:p> -3.29497314e+00  2.04626042e+00  1.24658211e+00 -3.73291628e+00</text:p>
            <text:p> -4.26341976e-01 -1.18633861e+00 -1.24534284e+00  2.16418212e+00</text:p>
            <text:p> -4.82697106e+00 -3.82365781e-01 -1.36291665e+00 -2.90940487e+00</text:p>
            <text:p>  2.83456512e+00 -4.49001778e-01 -2.22386932e+00 -3.26301702e+00</text:p>
            <text:p>  1.73623254e+00 -3.43886102e+00 -2.82246388e+00 -9.09800772e-01</text:p>
            <text:p> -4.10563537e+00  4.31320797e-01  1.06460415e+00 -1.14831285e+00</text:p>
            <text:p> -7.04680715e-01  1.65214819e+00 -4.44291600e-01 -5.15759715e-01</text:p>
            <text:p> -1.82562777e+00  1.45551897e+00  4.95430472e-01  9.47613122e-01</text:p>
            <text:p> -3.62981613e+00  3.68760547e+00  1.59535228e+00 -1.16532860e+00</text:p>
            <text:p>  3.41239992e+00 -1.79878009e+00 -4.45516897e-01  4.00050688e-01</text:p>
            <text:p>  7.47035583e-01 -2.04079559e+00 -1.69319995e+00  5.74758288e-02</text:p>
            <text:p>  5.69305344e+00  1.01351673e+00  2.34562700e+00  1.29738887e+00</text:p>
            <text:p>  2.32712889e+00 -1.56627767e+00  1.80640585e+00  1.09179709e+00</text:p>
            <text:p> -2.68670192e+00 -3.75332369e+00 -1.11703857e+00  1.15381749e-01</text:p>
            <text:p>  2.47097846e+00 -5.95446111e-01  1.96004378e+00  1.60920675e+00</text:p>
            <text:p>  1.14965100e+00  4.12024496e+00 -5.13640618e+00 -2.27403568e+00</text:p>
            <text:p>  1.10489863e+00 -2.06546965e+00 -2.40075083e+00 -2.43851802e+00</text:p>
            <text:p>  9.66682031e-01  1.44522704e-01  2.38770185e+00  3.31776784e+00</text:p>
            <text:p> -5.66793068e+00  3.57941682e+00  3.13670139e+00  2.50857649e+00</text:p>
            <text:p> -2.11313842e+00 -2.11661721e+00  3.43850953e-01  3.30287622e+00</text:p>
            <text:p> -4.53593587e+00 -1.25281048e+00  2.17101838e+00  6.17388367e-01</text:p>
            <text:p>  2.57585960e-01 -4.92962457e-01 -6.25038606e+00 -1.41454759e+00</text:p>
            <text:p>  3.87548517e+00 -2.75006818e+00  2.42212281e+00 -2.69364512e+00</text:p>
            <text:p> -1.76566910e+00 -1.00800463e+00  3.58753987e-01 -1.56023625e+00</text:p>
            <text:p> -4.45326722e+00  2.42983987e+00 -3.23893696e+00  3.44941479e+00</text:p>
            <text:p>  2.84981403e+00 -4.55154132e-01  2.87401185e-01 -2.42869621e+00</text:p>
            <text:p>  1.77983268e+00  2.52466960e+00 -1.63963466e+00  3.31799461e+00</text:p>
            <text:p> -3.29067939e-01 -2.25241404e+00  1.36417145e-01 -1.43852852e+00</text:p>
            <text:p> -1.87526879e+00  2.08861324e+00 -2.79074727e+00  2.83619645e+00</text:p>
            <text:p>  1.93903855e+00  1.36334201e+00 -2.37392868e+00  3.14802304e-02</text:p>
            <text:p> -3.18944191e-01  3.23687735e+00  7.79039566e-01  1.36229311e+00</text:p>
            <text:p> -1.11641159e+00 -1.91753723e+00  1.77254946e-02  1.89831730e+00</text:p>
            <text:p> -2.35156117e+00 -9.16496571e-01  1.89353430e+00  5.38399277e+00</text:p>
            <text:p>  2.99475289e+00 -4.09627162e-01 -3.96688632e-01 -1.84682465e+00</text:p>
            <text:p> -8.27640483e-01  2.08927018e+00  4.87970455e-01 -6.85847238e-01</text:p>
            <text:p>  3.24692768e-01 -2.15667482e+00  8.75101858e-01 -3.84081713e+00</text:p>
            <text:p>  4.23271995e+00 -2.48817039e+00  3.10375962e+00  1.05343741e+00</text:p>
            <text:p>  1.60746751e+00  6.51945551e-01 -2.72559555e+00  1.10068029e+00</text:p>
            <text:p>  2.84664456e+00 -3.77029817e+00  2.13740200e+00  3.31626600e+00</text:p>
            <text:p>  1.12251896e+00 -4.31947883e+00 -4.75853251e-01  5.48041928e-01</text:p>
            <text:p> -2.06266463e+00  1.00711392e+00 -1.53546773e+00 -6.76319874e-01</text:p>
            <text:p>  2.40130618e+00 -1.37862330e+00  1.27983990e+00  1.24047060e+00</text:p>
            <text:p>  3.04434749e+00 -3.44080978e+00 -8.99094262e-01  7.10259651e-01</text:p>
            <text:p>  1.47319115e+00 -1.08033946e+00 -4.68013209e-03 -7.16090596e-01</text:p>
            <text:p>  4.88360399e+00 -1.87160002e-01 -9.05393075e-01  2.85069805e+00</text:p>
            <text:p>  1.67178415e+00 -2.76256764e+00  2.75290109e-02 -2.03905427e+00</text:p>
            <text:p>  1.47182617e+00  1.57223241e+00  1.48249233e-01 -1.24021803e+00</text:p>
            <text:p>  1.51783096e+00 -2.16709524e+00 -1.76207515e+00  1.63831026e+00</text:p>
            <text:p> -1.67371253e+00 -2.06419715e-02  7.97722687e-01  1.31049462e+00</text:p>
            <text:p>  1.13764177e+00 -1.51154229e+00 -5.21070240e-01 -1.26239996e+00</text:p>
            <text:p> -1.35789018e+00  6.95400085e-01 -2.18808573e-01  2.79300057e+00</text:p>
            <text:p> -1.98033861e+00 -9.78243913e-01  1.20796570e+00  1.53229569e+00</text:p>
            <text:p> -1.89851794e+00  3.51674326e+00  8.85240190e-01  9.75909917e-01</text:p>
            <text:p>  4.12111916e+00 -2.45702383e+00  3.39824363e+00 -6.01958358e-01</text:p>
            <text:p>  1.36489958e+00 -2.80172822e+00 -2.77404499e+00  8.22134118e-01</text:p>
            <text:p> -3.52256078e+00  1.88562957e+00  2.95128481e+00 -1.20940483e+00</text:p>
            <text:p> -1.43999281e-01 -8.93602063e-01 -8.91843748e-01  1.05989923e+00</text:p>
            <text:p> -1.17590220e+00  2.17991068e+00  1.25961858e+00 -1.51691722e+00</text:p>
            <text:p>  1.56693665e+00 -1.27396152e+00 -5.28808267e-01  3.47621282e+00</text:p>
            <text:p> -4.16119943e+00  1.61981014e+00 -1.00824682e+00 -3.11426942e+00</text:p>
            <text:p>  6.84387500e-01  3.56465379e-01 -1.44145491e+00  2.19140044e+00</text:p>
            <text:p> -6.12362865e-01 -9.72631515e-01  1.64753315e+00 -2.47566764e+00</text:p>
            <text:p> -1.33141123e+00  7.10468365e-01 -3.00948147e+00  2.30016511e+00</text:p>
            <text:p> -4.50138501e+00  1.13133702e+00 -6.28205990e-01 -3.52137337e+00</text:p>
            <text:p>  7.86196567e-02 -2.95009393e-01 -9.79372688e-01 -3.02801812e-01</text:p>
            <text:p> -1.58217977e+00 -4.49707045e+00 -1.90758702e+00  4.10362948e-01</text:p>
            <text:p>  1.82810721e+00  1.70716956e+00  1.43738815e+00  1.49156882e+00</text:p>
            <text:p>  2.25717652e+00  2.40552334e-01  6.09303299e-03  2.13416627e+00</text:p>
            <text:p>  2.15815242e+00  1.77565309e+00 -4.36403524e-01 -5.39289848e-01</text:p>
            <text:p>  1.33160799e+00 -1.47193218e+00 -1.77301827e+00 -3.67562569e+00</text:p>
            <text:p>  2.15287887e-01  1.73002894e+00  1.05283801e+00  4.64203069e+00</text:p>
            <text:p>  8.14355342e-01  2.58527893e+00 -2.12972822e+00  1.86005666e+00</text:p>
            <text:p> -1.84664963e+00 -1.44182391e+00  1.74741082e-01 -2.88622080e+00</text:p>
            <text:p> -2.88475343e+00  2.25203100e+00  3.96001151e-01  1.22271595e+00</text:p>
            <text:p> -2.39516792e+00 -2.38808384e+00 -1.13739794e+00 -4.10613092e-01</text:p>
            <text:p> -1.35107769e+00 -1.87184181e+00  2.73961829e+00 -7.05474731e-01</text:p>
            <text:p> -6.19049758e-01 -3.03465482e+00  1.14010744e+00 -1.82527561e+00</text:p>
            <text:p>  1.53472270e+00 -2.14148158e+00 -2.36164168e-01  3.54770779e-01</text:p>
            <text:p> -2.20398114e+00 -1.17970608e+00 -3.01927158e+00 -1.08334485e+00</text:p>
            <text:p> -1.71053197e+00 -5.92285701e-01 -2.08475599e+00  2.15495991e+00</text:p>
            <text:p> -2.49187496e+00  3.99158683e+00  1.24646316e+00  8.72450097e-01</text:p>
            <text:p>  1.57020129e+00  3.08996034e+00  1.20355409e+00 -7.47593479e-01</text:p>
            <text:p>  1.73057291e+00  6.90470203e-01 -2.90332705e-01  6.70266233e-02</text:p>
            <text:p> -3.99522151e+00  2.00729365e+00 -7.31384480e-01 -2.14942952e+00</text:p>
            <text:p> -1.91132683e+00 -1.29771669e+00 -1.62602339e+00  2.48632363e+00</text:p>
            <text:p>  2.15316962e+00 -2.66470329e+00  1.77565178e+00  2.43342598e+00</text:p>
            <text:p> -4.43644954e+00 -1.65957102e+00 -3.39953764e+00  1.49749305e+00</text:p>
            <text:p>  1.12360789e+00  4.95400180e-01 -5.75444867e-01 -1.21084213e+00</text:p>
            <text:p> -1.16503418e+00 -1.05785422e+00 -1.41198361e-01 -2.78070773e+00</text:p>
            <text:p> -1.18796730e+00 -4.55041621e+00 -3.04143134e+00  2.70752185e+00</text:p>
            <text:p>  9.92962662e-01 -1.13660819e+00 -1.64480721e+00  2.62977545e+00</text:p>
            <text:p>  1.08602406e+00 -1.10526594e-01  2.38736646e+00  2.30187560e+00</text:p>
            <text:p>  1.24695910e+00  1.44721923e+00 -2.28420113e+00 -2.35464634e+00</text:p>
            <text:p>  3.15031057e+00  1.33630322e+00  2.33217048e+00 -1.00171446e+00</text:p>
            <text:p>  2.23641710e+00  1.58211873e+00  6.44211321e-01  1.21075688e+00</text:p>
            <text:p> -1.87588502e+00 -3.92985776e+00 -2.88242887e+00 -3.36627534e-01</text:p>
            <text:p> -4.62847788e-01 -1.50008928e+00 -1.35972175e+00  1.29421732e+00</text:p>
            <text:p>  3.66804620e-01  1.87643990e+00 -3.18758777e-01 -1.59692327e+00</text:p>
            <text:p> -2.04476153e-02 -2.33925696e+00 -3.32958959e+00  2.50098464e+00</text:p>
            <text:p>  8.47316268e-01 -4.46789973e+00  4.08933206e-01 -8.67703168e-01</text:p>
            <text:p>  1.89226506e+00 -3.23964791e+00  2.60967646e+00 -2.15297776e+00</text:p>
            <text:p>  1.31865693e+00 -1.74689606e+00  1.02485356e+00  2.35221032e+00</text:p>
            <text:p> -9.63493124e-01 -2.37710299e+00 -4.08977891e-02 -1.14316748e+00</text:p>
            <text:p> -1.02833910e-01  1.92796104e+00 -5.79377894e-01  1.44952401e+00</text:p>
            <text:p> -3.74796898e+00 -1.61226999e+00  9.00778033e-01 -4.42623335e-01</text:p>
            <text:p>  1.40560551e+00 -2.13480120e+00 -7.84006046e-01 -1.55976291e+00</text:p>
            <text:p>  4.41226901e-01 -1.79191488e+00 -8.33280112e-01  1.05944879e+00</text:p>
            <text:p> -1.07404844e+00  2.07887774e+00 -1.25247694e-01  4.18693256e+00</text:p>
            <text:p> -1.09248064e+00  3.20047139e-01  2.95313766e+00 -1.46169436e+00</text:p>
            <text:p> -6.68121487e-01 -7.36425134e-01  1.44869170e+00  4.28784568e+00</text:p>
            <text:p>  3.13963119e+00  4.23087127e-01  9.03700164e-01 -1.95728859e+00</text:p>
            <text:p> -1.05738762e+00 -8.18135773e-01 -5.96703582e-01 -1.18630192e+00</text:p>
            <text:p> -4.69470610e+00  1.42127786e+00 -2.74430302e+00  1.67219813e-01</text:p>
            <text:p>  3.94621975e+00  4.86113143e-01  3.36965895e+00  1.09905116e-01</text:p>
            <text:p>  3.11430355e+00  2.04470489e+00  3.32145486e+00 -2.60087972e+00</text:p>
            <text:p>  7.41796419e-01  5.55912208e-02  7.10492517e-01  1.79008921e+00</text:p>
            <text:p> -1.10055754e+00 -1.51973913e+00 -1.78408275e+00  1.65541512e+00</text:p>
            <text:p>  2.75355518e+00  1.55458894e-01 -2.61270226e-01 -6.80605849e-01</text:p>
            <text:p> -2.41400945e+00 -1.87601581e-01  3.90642528e+00 -1.42869473e+00</text:p>
            <text:p> -3.13025311e+00 -1.83019012e+00 -8.97741900e-01 -3.19467876e-01</text:p>
            <text:p> -2.69515284e+00  1.62897721e+00 -2.44471817e+00 -1.53279520e+00</text:p>
            <text:p> -5.74480289e-01 -2.02799941e+00 -1.20534356e+00 -1.94134956e+00</text:p>
            <text:p>  4.86516251e-01 -4.82372443e+00 -2.33014763e+00 -1.31985919e+00</text:p>
            <text:p> -3.44802234e-01 -1.58703991e-01  1.04107575e+00  2.34164811e+00</text:p>
            <text:p> -2.76843318e+00  5.19046578e+00 -4.16789883e+00 -4.01168501e+00</text:p>
            <text:p> -3.58820158e+00 -6.11549427e-02 -1.74450994e+00 -3.46457001e+00</text:p>
            <text:p>  2.42250043e-01 -1.71697045e+00  1.67748022e+00  4.90702195e+00</text:p>
            <text:p>  1.58752149e+00  2.64573030e+00  3.24471170e+00 -1.73063173e+00</text:p>
            <text:p> -5.95675248e-02 -9.49400529e-01  2.98105338e-01 -4.26862922e+00</text:p>
            <text:p> -2.34803486e+00 -2.90452355e+00  4.13887871e-01 -1.88617022e+00</text:p>
            <text:p> -1.42392267e+00 -3.24731957e+00  1.61827588e-02 -1.66578377e+00</text:p>
            <text:p>  5.43863998e-01 -2.51881226e+00  5.69180599e-01 -4.11546033e+00</text:p>
            <text:p> -1.38394017e+00  2.05659610e+00 -3.22767465e+00 -2.10977835e+00</text:p>
            <text:p> -1.32822226e+00  3.24301956e+00  2.53047992e+00  8.25476056e-01</text:p>
            <text:p> -3.03243083e+00  1.82484758e+00 -7.75665641e-01  5.69235745e-01</text:p>
            <text:p>  2.23892927e+00  1.09973957e+00  4.04317354e+00 -1.91304571e+00</text:p>
            <text:p> -3.59045263e-01  3.03073241e-01 -1.03971646e+00 -2.97509515e+00</text:p>
            <text:p>  7.13307341e-01  2.72686302e+00 -1.06991562e+00  3.30582682e+00</text:p>
            <text:p> -1.72901883e+00 -2.26959985e-03 -3.27032824e+00 -1.89154714e+00</text:p>
            <text:p> -8.89963218e-01  1.31787299e+00  7.78388551e-01 -1.73054986e+00</text:p>
            <text:p>  1.59255264e+00 -3.17440473e+00 -8.56248771e-01  4.07091570e+00</text:p>
            <text:p>  7.20043380e-01  7.28190266e-01  9.65527677e-01  5.57235116e+00</text:p>
            <text:p> -1.58266251e+00 -2.65913497e+00  3.61754288e+00 -4.62447452e-01</text:p>
            <text:p>  2.23542694e+00  1.52175013e+00 -1.73045722e+00  2.74595139e+00</text:p>
            <text:p>  4.03508092e-01  5.13650933e+00 -5.25618843e+00 -3.86858474e+00</text:p>
            <text:p>  3.11712195e+00  2.90260423e+00 -6.45370267e-01  3.88887963e+00</text:p>
            <text:p>  1.24009648e+00 -1.19587813e+00  2.61848995e+00 -1.59724125e+00</text:p>
            <text:p> -8.62878517e-01 -1.87299716e+00 -1.16058620e+00  9.79756220e-01</text:p>
            <text:p>  1.35392694e-01 -5.31289452e+00 -1.53809479e+00 -3.72906410e+00</text:p>
            <text:p>  4.97096281e+00 -1.02497203e+00  8.95817410e-01 -3.35069831e-01</text:p>
            <text:p>  1.12687254e+00  3.07130073e+00  4.58658478e+00 -2.82204999e+00</text:p>
            <text:p> -2.09889948e+00 -4.65091804e+00 -3.00178440e+00 -6.07155703e+00</text:p>
            <text:p> -2.17131588e+00  2.47154646e+00  9.50171435e-01 -1.34990665e+00</text:p>
            <text:p>  1.19227442e+00  2.82223382e+00  7.48592028e-01  1.59799063e+00</text:p>
            <text:p>  2.35573433e+00 -2.60049984e+00  3.97212644e-01 -2.68753550e+00</text:p>
            <text:p> -2.75315867e-01 -7.91638861e-01 -1.63171138e+00 -4.55781375e-01</text:p>
            <text:p>  9.34875303e-01 -6.78191681e-01  2.24611677e-01 -4.21074173e+00</text:p>
            <text:p>  4.26081291e-02 -1.62999600e+00  1.13770736e+00 -1.12273410e+00</text:p>
            <text:p> -4.97715078e-01 -2.91573734e+00 -1.27738320e+00 -2.60175494e-01</text:p>
            <text:p>  2.09934172e+00  4.82658677e+00  4.47724258e+00  8.37543832e-01</text:p>
            <text:p> -9.35465376e-02 -1.64128152e+00 -5.32651733e-01 -9.49166108e-01</text:p>
            <text:p>  3.25495375e+00 -8.49126540e-01  2.51638662e+00 -3.68554271e+00</text:p>
            <text:p>  5.69624593e-01  1.19026134e+00 -1.14574372e+00 -6.41305637e-01</text:p>
            <text:p>  3.14258675e+00  2.18203907e+00 -3.36946693e+00 -5.43222919e+00</text:p>
            <text:p> -2.31616059e+00  1.69699440e-02 -6.06140168e+00  1.04383642e+00</text:p>
            <text:p>  5.20389778e-01 -2.30932667e+00 -1.20081407e+00  1.07099650e+00</text:p>
            <text:p>  3.17840316e+00  2.00446527e+00  3.01269225e+00  1.48618203e+00</text:p>
            <text:p>  1.46697906e+00 -7.58704276e-01 -2.10648977e+00  3.41037354e+00</text:p>
            <text:p> -1.15814251e+00  1.45214881e+00  2.42094634e+00  1.38052521e+00</text:p>
            <text:p> -2.65021372e+00 -2.78688280e+00  1.59631198e-01  7.87781168e-01</text:p>
            <text:p> -2.35550222e+00 -4.97394291e-02 -1.57733095e+00  1.07983033e+00</text:p>
            <text:p>  2.07051572e+00 -1.85010102e+00 -1.73809640e+00 -3.66167970e+00</text:p>
            <text:p> -5.86262198e-01 -2.85756328e+00 -3.66574439e+00 -8.77037139e-01</text:p>
            <text:p> -2.50032244e+00  4.46561656e-01  2.37559235e+00 -2.25421697e+00</text:p>
            <text:p>  2.70386561e-01  2.10307367e+00  2.37668767e+00  3.80198004e+00</text:p>
            <text:p> -2.16458116e+00 -3.69473375e+00 -1.62973030e-01 -3.71395473e-02</text:p>
            <text:p>  1.76529718e+00  2.25243109e+00  4.22169151e+00 -4.78360482e-01</text:p>
            <text:p>  3.18086141e+00 -3.05674833e+00  2.30344648e+00 -4.05608712e+00</text:p>
            <text:p> -2.71901182e+00  1.69492438e-01 -2.35421585e-01  2.17653449e-01</text:p>
            <text:p> -2.43045351e+00  3.82590963e-01 -6.94410202e-01 -1.53847649e+00</text:p>
            <text:p>  4.63222210e-01 -7.96826837e-01  3.50439526e+00  3.64642672e-01</text:p>
            <text:p>  1.96314601e+00 -2.08174155e+00 -1.08289971e+00  1.09999435e+00</text:p>
            <text:p> -2.12644499e+00  3.17737911e+00 -2.48208270e+00 -1.60857205e+00</text:p>
            <text:p> -6.28345661e+00 -4.24972569e-01  1.02842201e+00  9.77663965e-01</text:p>
            <text:p> -1.73665121e+00 -2.27583060e+00 -2.60183947e+00 -1.33425155e+00</text:p>
            <text:p>  1.48009540e+00 -1.73864458e+00  1.04558300e+00 -1.35867612e+00</text:p>
            <text:p> -6.13796518e-01  2.09174556e-01  1.54886966e+00  2.82594897e+00</text:p>
            <text:p> -1.08103930e+00 -1.54358463e+00  1.82566281e-01 -2.95097797e+00</text:p>
            <text:p> -4.07253674e+00  5.43744795e-01 -1.69952219e+00 -1.03107039e+00</text:p>
            <text:p>  9.89572888e-01 -6.40431553e+00 -2.65231935e+00  9.17195671e-01</text:p>
            <text:p> -2.09579505e+00 -1.70438091e-01 -2.85463681e+00 -2.16476439e+00</text:p>
            <text:p> -1.42139683e+00 -2.33273271e+00  8.21078009e-01  6.00435362e-01</text:p>
            <text:p>  2.04438838e+00 -2.14730406e+00 -2.57456761e+00 -2.84601425e+00</text:p>
            <text:p>  1.25050041e+00  7.48035742e-01  3.23257356e+00  1.67286738e+00</text:p>
            <text:p>  2.30636046e+00 -6.80451702e-01 -1.26314057e+00  2.57939101e-01</text:p>
            <text:p> -2.24552685e+00  4.79724187e+00  6.45352141e-01 -1.56666681e+00</text:p>
            <text:p>  1.95150271e+00  3.02898800e+00 -6.52706139e-01 -8.31475655e-01</text:p>
            <text:p>  5.61205839e-01  3.29804715e+00 -3.31708237e+00 -8.42221689e-01</text:p>
            <text:p>  1.01948185e+00 -1.10297210e+00 -4.00859670e+00 -5.32124358e-01</text:p>
            <text:p>  2.54943103e+00  6.91456057e-01 -1.59480601e+00  1.05845381e+00</text:p>
            <text:p>  1.72468012e+00  3.36997845e+00 -2.64936569e+00 -1.89572376e+00</text:p>
            <text:p> -6.07016460e-01  2.90823790e-01  2.08639602e+00  2.74521138e+00</text:p>
            <text:p> -3.97511426e+00  4.01612560e+00 -2.87413603e+00 -6.51945642e-01</text:p>
            <text:p>  3.61798167e+00 -1.57554255e+00 -2.57567805e+00  3.63605459e+00</text:p>
            <text:p>  2.30145384e+00  2.50871841e+00  1.86053030e+00  3.10147864e+00</text:p>
            <text:p>  5.73047763e-01 -1.50436387e+00  6.71045090e-01  8.19340143e-01</text:p>
            <text:p>  1.14273573e+00  1.83261129e+00 -4.47175559e+00 -3.69470916e-01</text:p>
            <text:p> -3.98028967e+00  3.64903155e-01 -4.38086081e+00  3.41440716e+00</text:p>
            <text:p>  6.02588412e-01  4.10823365e-01  2.23066406e+00  4.88384341e-01</text:p>
            <text:p>  5.12289465e+00  1.85542486e+00 -1.89546560e+00  1.52696362e+00</text:p>
            <text:p> -3.34219717e+00  1.14268382e+00 -2.67494218e+00  2.26281699e+00</text:p>
            <text:p>  3.31092447e-01 -1.68502726e+00  6.16464769e-02  6.74570824e-01</text:p>
            <text:p> -1.60927810e+00 -1.77889096e+00  1.42823442e+00 -1.08160489e+00</text:p>
            <text:p>  2.97956994e+00 -6.82001601e-01 -3.16807793e+00 -2.38921598e+00</text:p>
            <text:p> -4.83967840e+00  4.23996233e-01  5.93120771e-01 -1.20985233e+00</text:p>
            <text:p> -2.00017862e+00 -8.26988049e-01  2.21317884e+00  3.17405366e+00</text:p>
            <text:p> -2.19911483e+00  2.72610918e+00 -3.01947320e+00  1.29763718e-01</text:p>
            <text:p> -4.27480220e+00  2.63066147e-01  2.89467502e+00 -1.94890030e+00</text:p>
            <text:p> -6.75379493e-01  1.27621942e+00 -4.29497186e+00 -2.19232661e+00</text:p>
            <text:p>  3.43536621e-01  3.25868781e+00  8.50033885e-01  2.46711251e+00</text:p>
            <text:p>  4.03042312e+00  8.12543343e-03 -2.77969303e+00 -7.81976427e-01</text:p>
            <text:p>  3.31935893e-01  8.71645250e-01 -2.92866704e+00 -2.60018116e-01</text:p>
            <text:p> -8.73518615e-01 -3.31189326e+00  1.86024806e+00 -1.28914909e+00</text:p>
            <text:p>  2.67126978e+00  1.92833071e+00 -9.49325388e-01  1.22323141e+00</text:p>
            <text:p>  2.50013647e-01 -1.91285944e+00 -1.25654419e+00  8.14473708e-01</text:p>
            <text:p>  3.96222715e+00  9.65688999e-01  2.02515727e-01 -6.27089171e-01</text:p>
            <text:p>  1.18048582e+00 -1.50601466e+00 -1.61342632e+00 -2.68203016e+00</text:p>
            <text:p>  1.97997738e+00  3.04377286e+00 -1.48556165e+00  7.90970874e-01</text:p>
            <text:p> -3.08774589e+00  5.99328756e-01 -1.43378931e+00 -2.04906744e+00</text:p>
            <text:p>  1.22393944e+00  2.38772512e+00 -1.53550743e+00 -1.23396189e+00</text:p>
            <text:p> -2.87816968e+00 -2.22230397e+00  1.41941978e-01  9.78565156e-01</text:p>
            <text:p> -1.64796352e+00 -2.72622908e+00  6.86966684e-01 -9.88261159e-01</text:p>
            <text:p>  3.94692242e-01 -3.56332906e+00  2.90404152e+00 -2.35231663e-01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X has 20 features, but LogisticRegression is expecting 10 features as input.</text:p>
          </table:table-cell>
          <table:table-cell table:style-name="ce6" office:value-type="string" calcext:value-type="string">
            <text:p>Chunks do not add up to shape. Got chunks=((20,),), shape=(10,)</text:p>
          </table:table-cell>
          <table:table-cell table:style-name="ce6" office:value-type="string" calcext:value-type="string">
            <text:p>X has 20 features, but LogisticRegression is expecting 10 features as input.</text:p>
          </table:table-cell>
          <table:table-cell table:style-name="ce9" office:value-type="string" calcext:value-type="string">
            <text:p>Chunks do not add up to shape. Got chunks=((20,),), shape=(10,)</text:p>
          </table:table-cell>
          <table:table-cell table:style-name="ce3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verse_transform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dict</text:p>
          </table:table-cell>
          <table:table-cell table:style-name="ce3" office:value-type="string" calcext:value-type="string">
            <text:p>[0 0 0 1 0 1 0 1 1 0 1 0 1 1 0 1 0 0 1 1 1 0 0 0 1 1 0 1 1 0 0 1 0 1 0 0 1</text:p>
            <text:p> 1 1 1 0 1 0 0 0 0 0 0 0 0 0 0 0 0 0 1 1 0 0 0 1 0 0 0 1 0 0 0 0 1 1 0 0 0</text:p>
            <text:p> 0 1 0 0 0 0 1 0 0 0 1 0 0 0 0 1 1 0 0 1 0 0 0 1 1 1 0 1 1 0 1 0 0 1 1 0 0</text:p>
            <text:p> 1 1 1 1 1 1 0 1 1 0 0 0 1 1 0 1 1 1 1 0 0 1 0 0 0 1 1 1 1 0 1 1 1 0 0 1 1</text:p>
            <text:p> 0 0 1 1 1 0 0 0 1 0 1 0 0 0 1 0 0 1 0 1 1 0 1 0 1 1 0 1 0 0 1 0 0 1 0 1 1</text:p>
            <text:p> 1 0 0 0 1 1 1 0 0 1 1 0 0 1 1 1 0 0 0 0 1 1 0 1 0 1 0 1 0 1 1 1 1 0 1 1 0</text:p>
            <text:p> 1 1 1 0 0 1 0 1 0 0 1 0 1 1 1 0 0 1 1 0 1 0 1 0 0 1 1 0 1 0 1 1 1 0 1 0 0</text:p>
            <text:p> 1 0 0 1 1 1 0 0 0 0 1 0 1 0 0 1 1 0 1 1 1 1 0 1 0 1 0 0 1 0 1 1 0 0 0 0 1</text:p>
            <text:p> 0 1 1 0 1 0 0 1 0 1 0 0 1 1 0 1 0 0 1 0 0 1 0 1 0 1 0 0 1 0 0 0 0 0 0 1 1</text:p>
            <text:p> 1 1 1 1 1 1 1 1 1 0 0 1 0 0 0 1 1 1 1 1 1 0 1 0 0 1 0 0 1 1 1 0 0 0 0 0 0</text:p>
            <text:p> 1 0 0 0 1 0 1 0 0 1 0 0 0 0 0 0 0 1 0 1 1 1 1 1 1 0 1 1 0 1 0 1 0 0 0 0 0</text:p>
            <text:p> 1 1 0 1 1 0 0 0 1 1 1 0 0 0 0 0 0 0 0 0 1 1 0 0 1 1 0 1 1 1 1 0 0 1 1 1 0</text:p>
            <text:p> 1 1 1 1 0 0 0 0 0 0 0 1 1 1 0 0 1 0 0 1 1 0 1 0 1 0 1 0 1 0 1 1 0 0 1 0 0</text:p>
            <text:p> 1 0 1 0 0 1 0 1 0 0 0 1 0 0 1 0 1 0 1 0 1 1 0 0 0 1 1 1 1 1 0 0 0 0 0 0 1</text:p>
            <text:p> 0 1 1 1 1 1 1 1 1 0 1 1 1 1 0 0 0 1 1 1 0 0 0 0 1 0 0 0 0 0 0 1 0 0 0 0 0</text:p>
            <text:p> 0 1 0 0 0 0 0 1 1 0 1 0 0 0 0 0 0 1 0 1 1 1 1 1 0 0 0 1 0 0 0 1 0 0 0 0 0</text:p>
            <text:p> 1 0 1 0 0 1 0 0 0 1 1 1 0 1 0 1 1 1 1 0 0 1 0 0 1 1 0 1 0 0 0 0 0 1 1 0 1</text:p>
            <text:p> 0 0 1 1 1 1 1 0 0 1 0 1 1 0 1 1 1 0 0 1 1 0 1 1 0 1 0 0 0 0 1 1 0 0 0 1 0</text:p>
            <text:p> 1 0 1 1 1 0 0 0 0 0 0 1 1 0 1 1 1 1 1 0 1 0 0 0 0 0 1 0 1 0 1 0 1 0 0 0 0</text:p>
            <text:p> 0 1 1 1 1 0 0 0 0 1 0 1 0 1 1 0 0 1 1 0 0 0 1 0 1 1 0 0 1 1 1 1 1 1 0 0 1</text:p>
            <text:p> 0 1 1 1 0 0 1 1 0 0 0 1 1 0 0 0 0 0 0 0 0 1 1 0 1 1 1 1 0 0 0 0 1 1 1 0 1</text:p>
            <text:p> 0 1 0 0 1 0 1 0 1 0 0 1 0 1 1 1 0 0 1 0 1 0 0 0 0 1 1 0 0 0 0 1 0 1 0 0 1</text:p>
            <text:p> 1 1 0 0 1 0 0 1 0 0 1 0 0 1 0 0 0 0 0 0 1 1 1 0 0 0 1 1 1 1 1 0 0 1 0 1 1</text:p>
            <text:p> 0 1 1 0 0 1 1 0 0 1 0 0 0 1 1 0 1 1 1 0 0 0 1 1 1 0 1 0 0 1 0 0 1 1 1 1 1</text:p>
            <text:p> 1 0 1 1 1 1 0 0 0 1 0 1 1 1 1 1 1 1 0 1 0 1 0 1 1 0 0 1 0 0 1 0 1 0 0 0 0</text:p>
            <text:p> 1 1 0 0 0 1 1 0 1 0 1 0 1 1 0 0 1 0 0 1 1 1 1 1 1 0 0 1 1 0 0 0 0 1 0 1 1</text:p>
            <text:p> 0 1 1 0 0 1 1 1 1 0 1 0 0 0 1 1 0 1 0 1 0 0 1 1 0 0 0 0 1 1 0 0 1 0 1 0 1</text:p>
            <text:p> 0]</text:p>
          </table:table-cell>
          <table:table-cell table:style-name="ce6" office:value-type="string" calcext:value-type="string">
            <text:p>dask.array&lt;gt, shape=(1000,), dtype=bool, chunksize=(1000,), chunktype=numpy.ndarray&gt;</text:p>
          </table:table-cell>
          <table:table-cell table:style-name="ce6" office:value-type="string" calcext:value-type="string">
            <text:p>[0 0 0 1 0 1 0 1 1 0 1 0 1 1 0 1 0 0 1 1 1 0 0 0 1 1 0 1 1 0 0 1 0 1 0 0 1</text:p>
            <text:p> 1 1 1 0 1 0 0 0 0 0 0 0 0 0 0 0 0 0 1 1 0 0 0 1 0 0 0 1 0 0 0 0 1 1 0 0 0</text:p>
            <text:p> 0 1 0 0 0 0 1 0 0 0 1 0 0 0 0 1 1 0 0 1 0 0 0 1 1 1 0 1 1 0 1 0 0 1 1 0 0</text:p>
            <text:p> 0 1 1 1 1 1 0 1 1 0 0 0 0 1 0 1 1 1 1 0 0 1 0 0 0 1 0 1 1 0 1 1 1 0 0 1 1</text:p>
            <text:p> 0 0 1 1 1 0 0 0 1 0 1 0 0 0 1 0 0 1 0 1 1 0 1 0 1 1 0 1 0 0 0 0 0 1 0 1 1</text:p>
            <text:p> 1 0 0 0 1 1 1 0 0 0 1 0 0 1 1 1 0 0 0 0 1 1 0 1 0 1 0 1 0 1 1 1 1 0 1 1 0</text:p>
            <text:p> 1 1 1 0 0 1 0 1 0 0 1 0 1 1 1 0 0 1 1 0 0 0 1 0 0 1 1 0 0 0 1 1 0 0 1 0 0</text:p>
            <text:p> 1 0 0 1 1 1 0 0 0 0 1 0 1 0 0 1 1 0 1 1 1 1 0 1 0 1 0 0 1 0 1 1 0 0 0 0 1</text:p>
            <text:p> 0 1 1 0 1 0 0 1 0 1 0 0 1 1 0 1 0 0 1 0 0 1 0 1 0 1 0 0 0 0 0 0 0 0 0 1 1</text:p>
            <text:p> 1 1 1 1 1 0 1 1 1 0 0 1 0 0 0 1 1 1 1 1 1 0 1 0 0 0 0 0 1 1 1 0 0 0 0 0 0</text:p>
            <text:p> 1 0 0 0 1 0 1 0 0 1 0 0 0 0 0 0 0 1 0 1 1 1 1 1 1 0 1 1 0 0 0 1 0 0 0 0 0</text:p>
            <text:p> 1 1 0 1 1 0 0 0 1 1 1 0 0 0 0 0 0 0 0 0 1 1 0 0 1 1 0 1 1 1 1 0 0 1 1 1 0</text:p>
            <text:p> 1 1 1 1 0 0 0 0 0 0 0 1 1 1 0 0 0 0 0 1 1 0 1 0 1 0 1 0 1 0 1 1 0 0 0 0 0</text:p>
            <text:p> 1 0 1 0 0 1 0 1 0 0 0 1 0 0 1 0 1 0 1 0 1 1 0 0 0 1 1 1 1 1 0 0 0 0 0 0 1</text:p>
            <text:p> 0 0 1 1 1 0 1 1 1 0 1 0 1 1 0 0 0 1 1 0 0 0 0 0 1 0 0 0 0 0 0 1 0 0 0 0 0</text:p>
            <text:p> 0 1 0 0 0 0 0 1 1 0 1 0 0 0 0 0 0 1 0 1 1 1 1 1 0 0 0 1 0 0 0 1 0 0 0 0 0</text:p>
            <text:p> 1 0 1 0 0 1 0 0 0 1 1 1 0 1 0 1 1 1 1 0 0 1 0 0 1 1 0 1 0 0 0 0 0 1 1 0 1</text:p>
            <text:p> 0 0 1 1 1 1 1 0 0 1 0 1 1 0 1 1 1 0 0 1 1 0 1 1 0 1 0 0 0 0 1 0 0 0 0 1 0</text:p>
            <text:p> 1 0 1 1 1 0 0 0 0 0 0 1 1 0 1 1 1 1 1 0 1 0 0 0 0 0 1 0 1 0 0 0 1 0 0 0 0</text:p>
            <text:p> 0 1 1 1 1 0 0 0 0 1 0 1 0 1 1 0 0 1 1 0 0 0 0 0 1 1 0 0 1 1 1 1 1 1 0 0 1</text:p>
            <text:p> 0 1 1 1 0 0 0 1 0 0 0 1 1 0 0 0 0 0 0 0 0 1 1 0 1 1 1 1 0 0 0 0 1 1 1 0 1</text:p>
            <text:p> 0 1 0 0 0 0 1 0 1 0 0 1 0 1 1 1 0 0 1 0 1 0 0 0 0 1 1 0 0 0 0 1 0 1 0 0 1</text:p>
            <text:p> 1 1 0 0 0 0 0 1 0 0 1 0 0 1 0 0 0 0 0 0 1 1 1 0 0 0 1 1 1 1 1 0 0 1 0 1 1</text:p>
            <text:p> 0 1 1 0 0 1 1 0 0 1 0 0 0 1 1 0 1 1 1 0 0 0 1 1 1 0 1 0 0 1 0 0 1 1 1 1 1</text:p>
            <text:p> 1 0 1 1 1 1 0 0 0 1 0 1 1 1 1 1 1 1 0 1 0 1 0 1 1 0 0 1 0 0 1 0 1 0 0 0 0</text:p>
            <text:p> 1 1 0 0 0 1 1 0 1 0 0 0 1 1 0 0 1 0 0 1 1 1 1 1 0 0 0 1 1 0 0 0 0 1 0 1 1</text:p>
            <text:p> 0 1 1 0 0 1 1 1 1 0 1 0 0 0 1 1 0 1 0 1 0 0 1 1 0 0 0 0 0 1 0 0 1 0 1 0 1</text:p>
            <text:p> 0]</text:p>
          </table:table-cell>
          <table:table-cell table:style-name="ce9" office:value-type="string" calcext:value-type="string">
            <text:p>dask.array&lt;astype, shape=(1000,), dtype=uint8, chunksize=(1000,), chunktype=numpy.ndarray&gt;</text:p>
          </table:table-cell>
          <table:table-cell table:style-name="ce3" office:value-type="string" calcext:value-type="string">
            <text:p>[0 0 0 1 0 1 0 1 1 0 1 0 1 1 0 1 0 0 1 1 1 0 0 0 1 1 0 1 1 0 0 1 0 1 0 0 1</text:p>
            <text:p> 1 1 1 0 1 0 0 0 0 0 0 0 0 0 0 0 0 0 1 1 0 0 0 1 0 0 0 1 0 0 0 0 1 1 0 0 0</text:p>
            <text:p> 0 1 0 0 0 0 1 0 0 0 1 0 0 0 0 1 1 0 0 1 0 0 0 1 1 1 0 1 1 0 1 0 0 1 1 0 0</text:p>
            <text:p> 1 1 1 1 1 1 0 1 1 0 0 0 1 1 0 1 1 1 1 0 0 1 0 0 0 1 1 1 1 0 1 1 1 0 0 1 1</text:p>
            <text:p> 0 0 1 1 1 0 0 0 1 0 1 0 0 0 1 0 0 1 0 1 1 0 1 0 1 1 0 1 0 0 1 0 0 1 0 1 1</text:p>
            <text:p> 1 0 0 0 1 1 1 0 0 1 1 0 0 1 1 1 0 0 0 0 1 1 0 1 0 1 0 1 0 1 1 1 1 0 1 1 0</text:p>
            <text:p> 1 1 1 0 0 1 0 1 0 0 1 0 1 1 1 0 0 1 1 0 1 0 1 0 0 1 1 0 1 0 1 1 1 0 1 0 0</text:p>
            <text:p> 1 0 0 1 1 1 0 0 0 0 1 0 1 0 0 1 1 0 1 1 1 1 0 1 0 1 0 0 1 0 1 1 0 0 0 0 1</text:p>
            <text:p> 0 1 1 0 1 0 0 1 0 1 0 0 1 1 0 1 0 0 1 0 0 1 0 1 0 1 0 0 1 0 0 0 0 0 0 1 1</text:p>
            <text:p> 1 1 1 1 1 1 1 1 1 0 0 1 0 0 0 1 1 1 1 1 1 0 1 0 0 1 0 0 1 1 1 0 0 0 0 0 0</text:p>
            <text:p> 1 0 0 0 1 0 1 0 0 1 0 0 0 0 0 0 0 1 0 1 1 1 1 1 1 0 1 1 0 1 0 1 0 0 0 0 0</text:p>
            <text:p> 1 1 0 1 1 0 0 0 1 1 1 0 0 0 0 0 0 0 0 0 1 1 0 0 1 1 0 1 1 1 1 0 0 1 1 1 0</text:p>
            <text:p> 1 1 1 1 0 0 0 0 0 0 0 1 1 1 0 0 1 0 0 1 1 0 1 0 1 0 1 0 1 0 1 1 0 0 1 0 0</text:p>
            <text:p> 1 0 1 0 0 1 0 1 0 0 0 1 0 0 1 0 1 0 1 0 1 1 0 0 0 1 1 1 1 1 0 0 0 0 0 0 1</text:p>
            <text:p> 0 1 1 1 1 1 1 1 1 0 1 1 1 1 0 0 0 1 1 1 0 0 0 0 1 0 0 0 0 0 0 1 0 0 0 0 0</text:p>
            <text:p> 0 1 0 0 0 0 0 1 1 0 1 0 0 0 0 0 0 1 0 1 1 1 1 1 0 0 0 1 0 0 0 1 0 0 0 0 0</text:p>
            <text:p> 1 0 1 0 0 1 0 0 0 1 1 1 0 1 0 1 1 1 1 0 0 1 0 0 1 1 0 1 0 0 0 0 0 1 1 0 1</text:p>
            <text:p> 0 0 1 1 1 1 1 0 0 1 0 1 1 0 1 1 1 0 0 1 1 0 1 1 0 1 0 0 0 0 1 1 0 0 0 1 0</text:p>
            <text:p> 1 0 1 1 1 0 0 0 0 0 0 1 1 0 1 1 1 1 1 0 1 0 0 0 0 0 1 0 1 0 1 0 1 0 0 0 0</text:p>
            <text:p> 0 1 1 1 1 0 0 0 0 1 0 1 0 1 1 0 0 1 1 0 0 0 1 0 1 1 0 0 1 1 1 1 1 1 0 0 1</text:p>
            <text:p> 0 1 1 1 0 0 1 1 0 0 0 1 1 0 0 0 0 0 0 0 0 1 1 0 1 1 1 1 0 0 0 0 1 1 1 0 1</text:p>
            <text:p> 0 1 0 0 1 0 1 0 1 0 0 1 0 1 1 1 0 0 1 0 1 0 0 0 0 1 1 0 0 0 0 1 0 1 0 0 1</text:p>
            <text:p> 1 1 0 0 1 0 0 1 0 0 1 0 0 1 0 0 0 0 0 0 1 1 1 0 0 0 1 1 1 1 1 0 0 1 0 1 1</text:p>
            <text:p> 0 1 1 0 0 1 1 0 0 1 0 0 0 1 1 0 1 1 1 0 0 0 1 1 1 0 1 0 0 1 0 0 1 1 1 1 1</text:p>
            <text:p> 1 0 1 1 1 1 0 0 0 1 0 1 1 1 1 1 1 1 0 1 0 1 0 1 1 0 0 1 0 0 1 0 1 0 0 0 0</text:p>
            <text:p> 1 1 0 0 0 1 1 0 1 0 1 0 1 1 0 0 1 0 0 1 1 1 1 1 1 0 0 1 1 0 0 0 0 1 0 1 1</text:p>
            <text:p> 0 1 1 0 0 1 1 1 1 0 1 0 0 0 1 1 0 1 0 1 0 0 1 1 0 0 0 0 1 1 0 0 1 0 1 0 1</text:p>
            <text:p> 0]</text:p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[0 0 0 1 0 1 0 1 1 0 1 0 1 1 0 1 0 0 1 1 1 0 0 0 1 1 0 1 1 0 0 1 0 1 0 0 1</text:p>
            <text:p> 1 1 1 0 1 0 0 0 0 0 0 0 0 0 0 0 0 0 1 1 0 0 0 1 0 0 0 1 0 0 0 0 1 1 0 0 0</text:p>
            <text:p> 0 1 0 0 0 0 1 0 0 0 1 0 0 0 0 1 1 0 0 1 0 0 0 1 1 1 0 1 1 0 1 0 0 1 1 0 0</text:p>
            <text:p> 0 1 1 1 1 1 0 1 1 0 0 0 0 1 0 1 1 1 1 0 0 1 0 0 0 1 0 1 1 0 1 1 1 0 0 1 1</text:p>
            <text:p> 0 0 1 1 1 0 0 0 1 0 1 0 0 0 1 0 0 1 0 1 1 0 1 0 1 1 0 1 0 0 0 0 0 1 0 1 1</text:p>
            <text:p> 1 0 0 0 1 1 1 0 0 0 1 0 0 1 1 1 0 0 0 0 1 1 0 1 0 1 0 1 0 1 1 1 1 0 1 1 0</text:p>
            <text:p> 1 1 1 0 0 1 0 1 0 0 1 0 1 1 1 0 0 1 1 0 0 0 1 0 0 1 1 0 0 0 1 1 0 0 1 0 0</text:p>
            <text:p> 1 0 0 1 1 1 0 0 0 0 1 0 1 0 0 1 1 0 1 1 1 1 0 1 0 1 0 0 1 0 1 1 0 0 0 0 1</text:p>
            <text:p> 0 1 1 0 1 0 0 1 0 1 0 0 1 1 0 1 0 0 1 0 0 1 0 1 0 1 0 0 0 0 0 0 0 0 0 1 1</text:p>
            <text:p> 1 1 1 1 1 0 1 1 1 0 0 1 0 0 0 1 1 1 1 1 1 0 1 0 0 0 0 0 1 1 1 0 0 0 0 0 0</text:p>
            <text:p> 1 0 0 0 1 0 1 0 0 1 0 0 0 0 0 0 0 1 0 1 1 1 1 1 1 0 1 1 0 0 0 1 0 0 0 0 0</text:p>
            <text:p> 1 1 0 1 1 0 0 0 1 1 1 0 0 0 0 0 0 0 0 0 1 1 0 0 1 1 0 1 1 1 1 0 0 1 1 1 0</text:p>
            <text:p> 1 1 1 1 0 0 0 0 0 0 0 1 1 1 0 0 0 0 0 1 1 0 1 0 1 0 1 0 1 0 1 1 0 0 0 0 0</text:p>
            <text:p> 1 0 1 0 0 1 0 1 0 0 0 1 0 0 1 0 1 0 1 0 1 1 0 0 0 1 1 1 1 1 0 0 0 0 0 0 1</text:p>
            <text:p> 0 0 1 1 1 0 1 1 1 0 1 0 1 1 0 0 0 1 1 0 0 0 0 0 1 0 0 0 0 0 0 1 0 0 0 0 0</text:p>
            <text:p> 0 1 0 0 0 0 0 1 1 0 1 0 0 0 0 0 0 1 0 1 1 1 1 1 0 0 0 1 0 0 0 1 0 0 0 0 0</text:p>
            <text:p> 1 0 1 0 0 1 0 0 0 1 1 1 0 1 0 1 1 1 1 0 0 1 0 0 1 1 0 1 0 0 0 0 0 1 1 0 1</text:p>
            <text:p> 0 0 1 1 1 1 1 0 0 1 0 1 1 0 1 1 1 0 0 1 1 0 1 1 0 1 0 0 0 0 1 0 0 0 0 1 0</text:p>
            <text:p> 1 0 1 1 1 0 0 0 0 0 0 1 1 0 1 1 1 1 1 0 1 0 0 0 0 0 1 0 1 0 0 0 1 0 0 0 0</text:p>
            <text:p> 0 1 1 1 1 0 0 0 0 1 0 1 0 1 1 0 0 1 1 0 0 0 0 0 1 1 0 0 1 1 1 1 1 1 0 0 1</text:p>
            <text:p> 0 1 1 1 0 0 0 1 0 0 0 1 1 0 0 0 0 0 0 0 0 1 1 0 1 1 1 1 0 0 0 0 1 1 1 0 1</text:p>
            <text:p> 0 1 0 0 0 0 1 0 1 0 0 1 0 1 1 1 0 0 1 0 1 0 0 0 0 1 1 0 0 0 0 1 0 1 0 0 1</text:p>
            <text:p> 1 1 0 0 0 0 0 1 0 0 1 0 0 1 0 0 0 0 0 0 1 1 1 0 0 0 1 1 1 1 1 0 0 1 0 1 1</text:p>
            <text:p> 0 1 1 0 0 1 1 0 0 1 0 0 0 1 1 0 1 1 1 0 0 0 1 1 1 0 1 0 0 1 0 0 1 1 1 1 1</text:p>
            <text:p> 1 0 1 1 1 1 0 0 0 1 0 1 1 1 1 1 1 1 0 1 0 1 0 1 1 0 0 1 0 0 1 0 1 0 0 0 0</text:p>
            <text:p> 1 1 0 0 0 1 1 0 1 0 0 0 1 1 0 0 1 0 0 1 1 1 1 1 0 0 0 1 1 0 0 0 0 1 0 1 1</text:p>
            <text:p> 0 1 1 0 0 1 1 1 1 0 1 0 0 0 1 1 0 1 0 1 0 0 1 1 0 0 0 0 0 1 0 0 1 0 1 0 1</text:p>
            <text:p> 0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X has 20 features, but LogisticRegression is expecting 10 features as input.</text:p>
          </table:table-cell>
          <table:table-cell table:style-name="ce6" office:value-type="string" calcext:value-type="string">
            <text:p>Chunks do not add up to shape. Got chunks=((20,),), shape=(10,)</text:p>
          </table:table-cell>
          <table:table-cell table:style-name="ce6" office:value-type="string" calcext:value-type="string">
            <text:p>X has 20 features, but LogisticRegression is expecting 10 features as input.</text:p>
          </table:table-cell>
          <table:table-cell table:style-name="ce9" office:value-type="string" calcext:value-type="string">
            <text:p>Chunks do not add up to shape. Got chunks=((20,),), shape=(10,)</text:p>
          </table:table-cell>
          <table:table-cell table:style-name="ce3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dict_log_proba</text:p>
          </table:table-cell>
          <table:table-cell table:style-name="ce3" office:value-type="string" calcext:value-type="string">
            <text:p>[[-0.25535566 -1.49006032]</text:p>
            <text:p> [-0.58965491 -0.8085998 ]</text:p>
            <text:p> [-0.11345307 -2.23255631]</text:p>
            <text:p> ...</text:p>
            <text:p> [-0.03437714 -3.38750284]</text:p>
            <text:p> [-2.75338029 -0.0658323 ]</text:p>
            <text:p> [-0.57771612 -0.82366271]]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[[-0.25297942 -1.49827166]</text:p>
            <text:p> [-0.5904898  -0.80756154]</text:p>
            <text:p> [-0.09643649 -2.38670135]</text:p>
            <text:p> ...</text:p>
            <text:p> [-0.02795004 -3.5912791 ]</text:p>
            <text:p> [-2.95739392 -0.0533524 ]</text:p>
            <text:p> [-0.5824322  -0.81766387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0.25535566 -1.49006032]</text:p>
            <text:p> [-0.58965491 -0.8085998 ]</text:p>
            <text:p> [-0.11345307 -2.23255631]</text:p>
            <text:p> ...</text:p>
            <text:p> [-0.03437714 -3.38750284]</text:p>
            <text:p> [-2.75338029 -0.0658323 ]</text:p>
            <text:p> [-0.57771612 -0.82366271]]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[[-0.25297942 -1.49827166]</text:p>
            <text:p> [-0.5904898  -0.80756154]</text:p>
            <text:p> [-0.09643649 -2.38670135]</text:p>
            <text:p> ...</text:p>
            <text:p> [-0.02795004 -3.5912791 ]</text:p>
            <text:p> [-2.95739392 -0.0533524 ]</text:p>
            <text:p> [-0.5824322  -0.81766387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X has 20 features, but LogisticRegression is expecting 10 features as input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X has 20 features, but LogisticRegression is expecting 10 features as input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dict_proba</text:p>
          </table:table-cell>
          <table:table-cell table:style-name="ce3" office:value-type="string" calcext:value-type="string">
            <text:p>[[0.77464094 0.22535906]</text:p>
            <text:p> [0.55451861 0.44548139]</text:p>
            <text:p> [0.89274609 0.10725391]</text:p>
            <text:p> ...</text:p>
            <text:p> [0.96620704 0.03379296]</text:p>
            <text:p> [0.06371213 0.93628787]</text:p>
            <text:p> [0.56117857 0.43882143]]</text:p>
          </table:table-cell>
          <table:table-cell table:style-name="ce6" office:value-type="string" calcext:value-type="string">
            <text:p>dask.array&lt;transpose, shape=(1000, 2), dtype=float64, chunksize=(1000, 1), chunktype=numpy.ndarray&gt;</text:p>
          </table:table-cell>
          <table:table-cell table:style-name="ce6" office:value-type="string" calcext:value-type="string">
            <text:p>[[0.77648386 0.22351614]</text:p>
            <text:p> [0.55405584 0.44594416]</text:p>
            <text:p> [0.90806756 0.09193244]</text:p>
            <text:p> ...</text:p>
            <text:p> [0.97243695 0.02756305]</text:p>
            <text:p> [0.05195414 0.94804586]</text:p>
            <text:p> [0.55853824 0.44146176]]</text:p>
          </table:table-cell>
          <table:table-cell table:style-name="ce9" office:value-type="string" calcext:value-type="string">
            <text:p>dask.array&lt;transpose, shape=(1000, 2), dtype=float64, chunksize=(1000, 1), chunktype=numpy.ndarray&gt;</text:p>
          </table:table-cell>
          <table:table-cell table:style-name="ce3" office:value-type="string" calcext:value-type="string">
            <text:p>[[0.77464094 0.22535906]</text:p>
            <text:p> [0.55451861 0.44548139]</text:p>
            <text:p> [0.89274609 0.10725391]</text:p>
            <text:p> ...</text:p>
            <text:p> [0.96620704 0.03379296]</text:p>
            <text:p> [0.06371213 0.93628787]</text:p>
            <text:p> [0.56117857 0.43882143]]</text:p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[[0.77648386 0.22351614]</text:p>
            <text:p> [0.55405584 0.44594416]</text:p>
            <text:p> [0.90806756 0.09193244]</text:p>
            <text:p> ...</text:p>
            <text:p> [0.97243695 0.02756305]</text:p>
            <text:p> [0.05195414 0.94804586]</text:p>
            <text:p> [0.55853824 0.44146176]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X has 20 features, but LogisticRegression is expecting 10 features as input.</text:p>
          </table:table-cell>
          <table:table-cell table:style-name="ce6" office:value-type="string" calcext:value-type="string">
            <text:p>Chunks do not add up to shape. Got chunks=((20,),), shape=(10,)</text:p>
          </table:table-cell>
          <table:table-cell table:style-name="ce6" office:value-type="string" calcext:value-type="string">
            <text:p>X has 20 features, but LogisticRegression is expecting 10 features as input.</text:p>
          </table:table-cell>
          <table:table-cell table:style-name="ce9" office:value-type="string" calcext:value-type="string">
            <text:p>Chunks do not add up to shape. Got chunks=((20,),), shape=(10,)</text:p>
          </table:table-cell>
          <table:table-cell table:style-name="ce3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re_samples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nsform</text:p>
          </table:table-cell>
          <table:table-cell table:style-name="ce4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'LogisticRegression' object has no attribute 'transform'</text:p>
          </table:table-cell>
          <table:table-cell table:style-name="ce10" office:value-type="string" calcext:value-type="string">
            <text:p>'LogisticRegression' object has no attribute 'transform'</text:p>
          </table:table-cell>
          <table:table-cell table:style-name="ce4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'LogisticRegression' object has no attribute 'transform'</text:p>
          </table:table-cell>
          <table:table-cell table:style-name="ce10" office:value-type="string" calcext:value-type="string">
            <text:p>'LogisticRegression' object has no attribute 'transform'</text:p>
          </table:table-cell>
          <table:table-cell table:style-name="ce4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'LogisticRegression' object has no attribute 'transform'</text:p>
          </table:table-cell>
          <table:table-cell table:style-name="ce10" office:value-type="string" calcext:value-type="string">
            <text:p>'LogisticRegression' object has no attribute 'transform'</text:p>
          </table:table-cell>
          <table:table-cell table:style-name="ce4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'LogisticRegression' object has no attribute 'transform'</text:p>
          </table:table-cell>
          <table:table-cell table:style-name="ce10" office:value-type="string" calcext:value-type="string">
            <text:p>'LogisticRegression' object has no attribute 'transform'</text:p>
          </table:table-cell>
          <table:table-cell table:number-columns-repeated="100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2:32:16.248146851</dc:date>
    <meta:editing-duration>PT24M</meta:editing-duration>
    <meta:editing-cycles>8</meta:editing-cycles>
    <meta:generator>LibreOffice/7.3.7.2$Linux_X86_64 LibreOffice_project/30$Build-2</meta:generator>
    <meta:document-statistic meta:table-count="1" meta:cell-count="186" meta:object-count="0"/>
  </office:meta>
</office:document-meta>
</file>